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3" style:family="table">
      <style:table-properties style:width="7.809in" fo:margin-left="-0.0576in" table:align="left"/>
    </style:style>
    <style:style style:name="Tableau13.A" style:family="table-column">
      <style:table-column-properties style:column-width="3.9042in"/>
    </style:style>
    <style:style style:name="Tableau13.B" style:family="table-column">
      <style:table-column-properties style:column-width="0.2236in"/>
    </style:style>
    <style:style style:name="Tableau13.C" style:family="table-column">
      <style:table-column-properties style:column-width="3.6813in"/>
    </style:style>
    <style:style style:name="Tableau13.1" style:family="table-row">
      <style:table-row-properties style:min-row-height="0.2375in"/>
    </style:style>
    <style:style style:name="Tableau13.A1" style:family="table-cell">
      <style:table-cell-properties fo:padding="0.0382in" fo:border-left="2pt solid #000000" fo:border-right="2pt solid #000000" fo:border-top="2pt solid #000000" fo:border-bottom="none"/>
    </style:style>
    <style:style style:name="Tableau13.A2" style:family="table-cell">
      <style:table-cell-properties fo:padding="0.0382in" fo:border-left="2pt solid #000000" fo:border-right="none" fo:border-top="none" fo:border-bottom="none"/>
    </style:style>
    <style:style style:name="Tableau13.C2" style:family="table-cell">
      <style:table-cell-properties fo:padding="0.0382in" fo:border-left="none" fo:border-right="2pt solid #000000" fo:border-top="none" fo:border-bottom="none"/>
    </style:style>
    <style:style style:name="Tableau13.A3" style:family="table-cell">
      <style:table-cell-properties fo:padding="0.0382in" fo:border-left="2pt solid #000000" fo:border-right="none" fo:border-top="none" fo:border-bottom="2pt solid #000000"/>
    </style:style>
    <style:style style:name="Tableau13.B3" style:family="table-cell">
      <style:table-cell-properties fo:padding="0.0382in" fo:border-left="none" fo:border-right="2pt solid #000000" fo:border-top="none" fo:border-bottom="2pt solid #000000"/>
    </style:style>
    <style:style style:name="Tableau10" style:family="table">
      <style:table-properties style:width="7.7979in" fo:margin-left="-0.0493in" table:align="left" style:writing-mode="lr-tb"/>
    </style:style>
    <style:style style:name="Tableau10.A" style:family="table-column">
      <style:table-column-properties style:column-width="3.0958in"/>
    </style:style>
    <style:style style:name="Tableau10.B" style:family="table-column">
      <style:table-column-properties style:column-width="4.7021in"/>
    </style:style>
    <style:style style:name="Tableau10.1" style:family="table-row">
      <style:table-row-properties style:min-row-height="1.9688in" fo:keep-together="auto"/>
    </style:style>
    <style:style style:name="Tableau10.A1" style:family="table-cell">
      <style:table-cell-properties fo:padding-left="0.0493in" fo:padding-right="0.0493in" fo:padding-top="0in" fo:padding-bottom="0in" fo:border-left="2pt solid #00000a" fo:border-right="none" fo:border-top="2pt solid #00000a" fo:border-bottom="2pt solid #00000a"/>
    </style:style>
    <style:style style:name="Tableau10.B1" style:family="table-cell">
      <style:table-cell-properties fo:padding-left="0.0493in" fo:padding-right="0.0493in" fo:padding-top="0in" fo:padding-bottom="0in" fo:border-left="none" fo:border-right="2pt solid #00000a" fo:border-top="2pt solid #00000a" fo:border-bottom="2pt solid #00000a"/>
    </style:style>
    <style:style style:name="Tableau11" style:family="table">
      <style:table-properties style:width="7.8368in" fo:margin-left="-0.0493in" table:align="left" style:writing-mode="lr-tb"/>
    </style:style>
    <style:style style:name="Tableau11.A" style:family="table-column">
      <style:table-column-properties style:column-width="1.6069in"/>
    </style:style>
    <style:style style:name="Tableau11.B" style:family="table-column">
      <style:table-column-properties style:column-width="1.3826in"/>
    </style:style>
    <style:style style:name="Tableau11.C" style:family="table-column">
      <style:table-column-properties style:column-width="0.0965in"/>
    </style:style>
    <style:style style:name="Tableau11.D" style:family="table-column">
      <style:table-column-properties style:column-width="0.325in"/>
    </style:style>
    <style:style style:name="Tableau11.E" style:family="table-column">
      <style:table-column-properties style:column-width="0.2375in"/>
    </style:style>
    <style:style style:name="Tableau11.F" style:family="table-column">
      <style:table-column-properties style:column-width="0.025in"/>
    </style:style>
    <style:style style:name="Tableau11.G" style:family="table-column">
      <style:table-column-properties style:column-width="1.1493in"/>
    </style:style>
    <style:style style:name="Tableau11.H" style:family="table-column">
      <style:table-column-properties style:column-width="0.2792in"/>
    </style:style>
    <style:style style:name="Tableau11.I" style:family="table-column">
      <style:table-column-properties style:column-width="0.0736in"/>
    </style:style>
    <style:style style:name="Tableau11.J" style:family="table-column">
      <style:table-column-properties style:column-width="1.0438in"/>
    </style:style>
    <style:style style:name="Tableau11.K" style:family="table-column">
      <style:table-column-properties style:column-width="0.8701in"/>
    </style:style>
    <style:style style:name="Tableau11.L" style:family="table-column">
      <style:table-column-properties style:column-width="0.7472in"/>
    </style:style>
    <style:style style:name="Tableau11.1" style:family="table-row">
      <style:table-row-properties style:min-row-height="0.2208in" fo:keep-together="auto"/>
    </style:style>
    <style:style style:name="Tableau11.A1" style:family="table-cell">
      <style:table-cell-properties style:vertical-align="" fo:padding-left="0.0493in" fo:padding-right="0.0493in" fo:padding-top="0in" fo:padding-bottom="0in" fo:border-left="2.25pt solid #00000a" fo:border-right="0.75pt solid #00000a" fo:border-top="2.25pt solid #00000a" fo:border-bottom="0.75pt solid #00000a"/>
    </style:style>
    <style:style style:name="Tableau11.B1" style:family="table-cell">
      <style:table-cell-properties fo:padding-left="0.0493in" fo:padding-right="0.0493in" fo:padding-top="0in" fo:padding-bottom="0in" fo:border-left="0.75pt solid #00000a" fo:border-right="2.25pt solid #00000a" fo:border-top="2.25pt solid #00000a" fo:border-bottom="0.75pt solid #00000a"/>
    </style:style>
    <style:style style:name="Tableau11.2" style:family="table-row">
      <style:table-row-properties fo:keep-together="auto"/>
    </style:style>
    <style:style style:name="Tableau11.A2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2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3" style:family="table-row">
      <style:table-row-properties fo:keep-together="auto"/>
    </style:style>
    <style:style style:name="Tableau11.A3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3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4" style:family="table-row">
      <style:table-row-properties fo:keep-together="auto"/>
    </style:style>
    <style:style style:name="Tableau11.A4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4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5" style:family="table-row">
      <style:table-row-properties style:min-row-height="0.3938in" fo:keep-together="auto"/>
    </style:style>
    <style:style style:name="Tableau11.A5" style:family="table-cell">
      <style:table-cell-properties style:vertical-align=""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5" style:family="table-cell">
      <style:table-cell-properties style:vertical-align="" fo:padding-left="0.0493in" fo:padding-right="0.0493in" fo:padding-top="0in" fo:padding-bottom="0in" fo:border-left="0.75pt solid #00000a" fo:border-right="none" fo:border-top="0.75pt solid #00000a" fo:border-bottom="0.75pt solid #00000a"/>
    </style:style>
    <style:style style:name="Tableau11.L5" style:family="table-cell">
      <style:table-cell-properties style:vertical-align=""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6" style:family="table-row">
      <style:table-row-properties style:min-row-height="0.1576in" fo:keep-together="auto"/>
    </style:style>
    <style:style style:name="Tableau11.A6" style:family="table-cell">
      <style:table-cell-properties style:vertical-align="middle"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6" style:family="table-cell">
      <style:table-cell-properties style:vertical-align="middle"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7" style:family="table-row">
      <style:table-row-properties style:min-row-height="0.1944in" fo:keep-together="auto"/>
    </style:style>
    <style:style style:name="Tableau11.A7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7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8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8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9" style:family="table-row">
      <style:table-row-properties style:min-row-height="0.0042in" fo:keep-together="auto"/>
    </style:style>
    <style:style style:name="Tableau11.A9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9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0" style:family="table-row">
      <style:table-row-properties fo:keep-together="auto"/>
    </style:style>
    <style:style style:name="Tableau11.A11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1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2" style:family="table-row">
      <style:table-row-properties style:min-row-height="0.1965in" fo:keep-together="auto"/>
    </style:style>
    <style:style style:name="Tableau11.A12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2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13" style:family="table-cell">
      <style:table-cell-properties fo:padding-left="0.0493in" fo:padding-right="0.0493in" fo:padding-top="0in" fo:padding-bottom="0in" fo:border-left="2.25pt solid #00000a" fo:border-right="0.75pt solid #00000a" fo:border-top="none" fo:border-bottom="0.75pt solid #00000a"/>
    </style:style>
    <style:style style:name="Tableau11.B13" style:family="table-cell">
      <style:table-cell-properties fo:padding-left="0.0493in" fo:padding-right="0.0493in" fo:padding-top="0in" fo:padding-bottom="0in" fo:border-left="0.75pt solid #00000a" fo:border-right="none" fo:border-top="none" fo:border-bottom="0.75pt solid #00000a"/>
    </style:style>
    <style:style style:name="Tableau11.G13" style:family="table-cell">
      <style:table-cell-properties fo:padding-left="0.0493in" fo:padding-right="0.0493in" fo:padding-top="0in" fo:padding-bottom="0in" fo:border-left="0.75pt solid #00000a" fo:border-right="none" fo:border-top="none" fo:border-bottom="0.75pt solid #00000a"/>
    </style:style>
    <style:style style:name="Tableau11.J13" style:family="table-cell">
      <style:table-cell-properties fo:padding-left="0.0493in" fo:padding-right="0.0493in" fo:padding-top="0in" fo:padding-bottom="0in" fo:border-left="0.75pt solid #00000a" fo:border-right="2.25pt solid #00000a" fo:border-top="none" fo:border-bottom="0.75pt solid #00000a"/>
    </style:style>
    <style:style style:name="Tableau11.A14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4" style:family="table-cell">
      <style:table-cell-properties fo:padding-left="0.0493in" fo:padding-right="0.0493in" fo:padding-top="0in" fo:padding-bottom="0in" fo:border-left="0.75pt solid #00000a" fo:border-right="none" fo:border-top="0.75pt solid #00000a" fo:border-bottom="0.75pt solid #00000a"/>
    </style:style>
    <style:style style:name="Tableau11.C14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5" style:family="table-row">
      <style:table-row-properties fo:keep-together="auto"/>
    </style:style>
    <style:style style:name="Tableau11.B16" style:family="table-cell">
      <style:table-cell-properties style:vertical-align="" fo:padding-left="0.0493in" fo:padding-right="0.0493in" fo:padding-top="0in" fo:padding-bottom="0in" fo:border-left="0.75pt solid #00000a" fo:border-right="none" fo:border-top="none" fo:border-bottom="0.75pt solid #00000a"/>
    </style:style>
    <style:style style:name="Tableau11.D16" style:family="table-cell">
      <style:table-cell-properties style:vertical-align="" fo:padding-left="0.0493in" fo:padding-right="0.0493in" fo:padding-top="0in" fo:padding-bottom="0in" fo:border-left="0.75pt solid #00000a" fo:border-right="2.25pt solid #00000a" fo:border-top="none" fo:border-bottom="0.75pt solid #00000a"/>
    </style:style>
    <style:style style:name="Tableau11.17" style:family="table-row">
      <style:table-row-properties fo:keep-together="auto"/>
    </style:style>
    <style:style style:name="Tableau11.A17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7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A18" style:family="table-cell">
      <style:table-cell-properties fo:padding-left="0.0493in" fo:padding-right="0.0493in" fo:padding-top="0in" fo:padding-bottom="0in" fo:border-left="2.25pt solid #00000a" fo:border-right="0.75pt solid #00000a" fo:border-top="0.75pt solid #00000a" fo:border-bottom="0.75pt solid #00000a"/>
    </style:style>
    <style:style style:name="Tableau11.B18" style:family="table-cell">
      <style:table-cell-properties fo:padding-left="0.0493in" fo:padding-right="0.0493in" fo:padding-top="0in" fo:padding-bottom="0in" fo:border-left="0.75pt solid #00000a" fo:border-right="2.25pt solid #00000a" fo:border-top="0.75pt solid #00000a" fo:border-bottom="0.75pt solid #00000a"/>
    </style:style>
    <style:style style:name="Tableau11.19" style:family="table-row">
      <style:table-row-properties fo:keep-together="auto"/>
    </style:style>
    <style:style style:name="Tableau11.A19" style:family="table-cell">
      <style:table-cell-properties style:vertical-align="middle" fo:padding-left="0.0493in" fo:padding-right="0.0493in" fo:padding-top="0in" fo:padding-bottom="0in" fo:border-left="2.25pt solid #00000a" fo:border-right="0.75pt solid #00000a" fo:border-top="0.75pt solid #00000a" fo:border-bottom="none"/>
    </style:style>
    <style:style style:name="Tableau11.B19" style:family="table-cell">
      <style:table-cell-properties style:vertical-align="middle" fo:padding-left="0.0493in" fo:padding-right="0.0493in" fo:padding-top="0in" fo:padding-bottom="0in" fo:border-left="0.75pt solid #00000a" fo:border-right="2.25pt solid #00000a" fo:border-top="0.75pt solid #00000a" fo:border-bottom="none"/>
    </style:style>
    <style:style style:name="Tableau11.20" style:family="table-row">
      <style:table-row-properties style:min-row-height="0.0403in" fo:keep-together="auto"/>
    </style:style>
    <style:style style:name="Tableau11.A20" style:family="table-cell">
      <style:table-cell-properties fo:padding-left="0.0493in" fo:padding-right="0.0493in" fo:padding-top="0in" fo:padding-bottom="0in" fo:border-left="2.25pt solid #00000a" fo:border-right="0.75pt solid #00000a" fo:border-top="none" fo:border-bottom="0.75pt solid #00000a"/>
    </style:style>
    <style:style style:name="Tableau11.B20" style:family="table-cell">
      <style:table-cell-properties fo:padding-left="0.0493in" fo:padding-right="0.0493in" fo:padding-top="0in" fo:padding-bottom="0in" fo:border-left="0.75pt solid #00000a" fo:border-right="2.25pt solid #00000a" fo:border-top="none" fo:border-bottom="0.75pt solid #00000a"/>
    </style:style>
    <style:style style:name="Tableau11.21" style:family="table-row">
      <style:table-row-properties style:min-row-height="0.0382in" fo:keep-together="auto"/>
    </style:style>
    <style:style style:name="Tableau11.A21" style:family="table-cell">
      <style:table-cell-properties style:vertical-align="middle" fo:padding-left="0.0493in" fo:padding-right="0.0493in" fo:padding-top="0in" fo:padding-bottom="0in" fo:border-left="2.25pt solid #00000a" fo:border-right="0.75pt solid #00000a" fo:border-top="none" fo:border-bottom="2.25pt solid #00000a"/>
    </style:style>
    <style:style style:name="Tableau11.B21" style:family="table-cell">
      <style:table-cell-properties style:vertical-align="middle" fo:padding-left="0.0493in" fo:padding-right="0.0493in" fo:padding-top="0in" fo:padding-bottom="0in" fo:border-left="0.75pt solid #00000a" fo:border-right="2.25pt solid #00000a" fo:border-top="none" fo:border-bottom="2.25pt solid #00000a"/>
    </style:style>
    <style:style style:name="Tableau16" style:family="table">
      <style:table-properties style:width="6.2in" fo:margin-left="-0.0556in" table:align="left"/>
    </style:style>
    <style:style style:name="Tableau16.A" style:family="table-column">
      <style:table-column-properties style:column-width="6.2in"/>
    </style:style>
    <style:style style:name="Tableau16.A1" style:family="table-cell">
      <style:table-cell-properties fo:padding="0.0382in" fo:border="0.05pt solid #000000"/>
    </style:style>
    <style:style style:name="Tableau2" style:family="table">
      <style:table-properties style:width="6.1313in" table:align="margins"/>
    </style:style>
    <style:style style:name="Tableau2.A" style:family="table-column">
      <style:table-column-properties style:column-width="4.1486in" style:rel-column-width="44340*"/>
    </style:style>
    <style:style style:name="Tableau2.B" style:family="table-column">
      <style:table-column-properties style:column-width="0.925in" style:rel-column-width="9888*"/>
    </style:style>
    <style:style style:name="Tableau2.C" style:family="table-column">
      <style:table-column-properties style:column-width="1.0576in" style:rel-column-width="11307*"/>
    </style:style>
    <style:style style:name="Tableau2.1" style:family="table-row">
      <style:table-row-properties style:min-row-height="0.0042in"/>
    </style:style>
    <style:style style:name="Tableau2.A1" style:family="table-cell">
      <style:table-cell-properties fo:padding="0.0382in" fo:border="none"/>
    </style:style>
    <style:style style:name="Tableau15" style:family="table">
      <style:table-properties style:width="6.0521in" table:align="left"/>
    </style:style>
    <style:style style:name="Tableau15.A" style:family="table-column">
      <style:table-column-properties style:column-width="1.0819in"/>
    </style:style>
    <style:style style:name="Tableau15.B" style:family="table-column">
      <style:table-column-properties style:column-width="1.1326in"/>
    </style:style>
    <style:style style:name="Tableau15.C" style:family="table-column">
      <style:table-column-properties style:column-width="1.1556in"/>
    </style:style>
    <style:style style:name="Tableau15.D" style:family="table-column">
      <style:table-column-properties style:column-width="1.3014in"/>
    </style:style>
    <style:style style:name="Tableau15.E" style:family="table-column">
      <style:table-column-properties style:column-width="1.3806in"/>
    </style:style>
    <style:style style:name="Tableau15.A1" style:family="table-cell">
      <style:table-cell-properties fo:padding="0.0382in" fo:border="none"/>
    </style:style>
    <style:style style:name="P1" style:family="paragraph" style:parent-style-name="Standard">
      <style:text-properties style:font-name="Calibri2" fo:font-size="2pt" style:font-size-asian="1.75pt" style:font-size-complex="2pt"/>
    </style:style>
    <style:style style:name="P2" style:family="paragraph" style:parent-style-name="Standard">
      <style:paragraph-properties>
        <style:tab-stops>
          <style:tab-stop style:position="3.5437in" style:leader-style="dotted" style:leader-text="."/>
        </style:tab-stops>
      </style:paragraph-properties>
      <style:text-properties style:font-name="Calibri2" fo:font-size="2pt" style:font-size-asian="1.75pt" style:font-size-complex="2pt"/>
    </style:style>
    <style:style style:name="P3" style:family="paragraph" style:parent-style-name="Standard">
      <style:paragraph-properties fo:text-align="start" style:justify-single-word="false"/>
      <style:text-properties style:font-name="Calibri2" fo:font-size="2pt" style:font-size-asian="1.75pt" style:font-size-complex="2pt"/>
    </style:style>
    <style:style style:name="P4" style:family="paragraph" style:parent-style-name="Standard">
      <style:paragraph-properties>
        <style:tab-stops>
          <style:tab-stop style:position="1.711in"/>
        </style:tab-stops>
      </style:paragraph-properties>
      <style:text-properties style:font-name="Calibri2" fo:font-size="2pt" style:font-size-asian="1.75pt" style:font-name-complex="Times New Roman2" style:font-size-complex="2pt"/>
    </style:style>
    <style:style style:name="P5" style:family="paragraph" style:parent-style-name="Standard">
      <style:paragraph-properties fo:line-height="150%"/>
      <style:text-properties style:font-name="Calibri2" fo:font-size="2pt" fo:font-weight="normal" style:font-size-asian="1.75pt" style:font-weight-asian="normal" style:font-size-complex="2pt" style:font-weight-complex="normal"/>
    </style:style>
    <style:style style:name="P6" style:family="paragraph" style:parent-style-name="Standard">
      <style:text-properties style:font-name="Calibri2" fo:font-size="8pt" style:font-size-asian="8pt" style:font-size-complex="8pt"/>
    </style:style>
    <style:style style:name="P7" style:family="paragraph" style:parent-style-name="Standard">
      <style:paragraph-properties fo:line-height="150%"/>
      <style:text-properties style:font-name="Calibri2" fo:font-size="8pt" style:font-size-asian="8pt" style:font-size-complex="8pt"/>
    </style:style>
    <style:style style:name="P8" style:family="paragraph" style:parent-style-name="Standard">
      <style:paragraph-properties>
        <style:tab-stops>
          <style:tab-stop style:position="3.9374in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9" style:family="paragraph" style:parent-style-name="Standard">
      <style:paragraph-properties>
        <style:tab-stops>
          <style:tab-stop style:position="5.5126in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10" style:family="paragraph" style:parent-style-name="Standard">
      <style:paragraph-properties fo:text-align="start" style:justify-single-word="false"/>
      <style:text-properties style:font-name="Calibri2" fo:font-size="8pt" style:font-size-asian="8pt" style:font-size-complex="8pt"/>
    </style:style>
    <style:style style:name="P11" style:family="paragraph" style:parent-style-name="Standard">
      <style:paragraph-properties fo:line-height="100%"/>
      <style:text-properties style:font-name="Calibri2" fo:font-size="8pt" style:font-size-asian="8pt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Calibri2" fo:font-size="8pt" style:font-size-asian="8pt" style:font-size-complex="8pt"/>
    </style:style>
    <style:style style:name="P13" style:family="paragraph" style:parent-style-name="Standard">
      <style:paragraph-properties fo:text-align="center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1.711in"/>
        </style:tab-stops>
      </style:paragraph-properties>
      <style:text-properties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P16" style:family="paragraph" style:parent-style-name="Standard">
      <style:paragraph-properties fo:text-align="center" style:justify-single-word="false"/>
      <style:text-properties style:font-name="Calibri2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711in"/>
        </style:tab-stops>
      </style:paragraph-properties>
      <style:text-properties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18" style:family="paragraph" style:parent-style-name="Standard">
      <style:text-properties style:font-name="Calibri2" fo:font-size="8pt" fo:font-weight="bold" style:font-size-asian="8pt" style:font-weight-asian="bold" style:font-size-complex="8pt"/>
    </style:style>
    <style:style style:name="P19" style:family="paragraph" style:parent-style-name="Standard">
      <style:text-properties style:font-name="Calibri2" fo:font-size="8pt" fo:font-weight="bold" style:font-size-asian="8pt" style:font-weight-asian="bold" style:font-size-complex="8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21" style:family="paragraph" style:parent-style-name="Standard">
      <style:paragraph-properties fo:line-height="150%"/>
      <style:text-properties style:font-name="Calibri2" fo:font-size="8pt" fo:font-weight="bold" style:font-size-asian="8pt" style:font-weight-asian="bold" style:font-size-complex="8pt"/>
    </style:style>
    <style:style style:name="P22" style:family="paragraph" style:parent-style-name="Standard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4" style:family="paragraph" style:parent-style-name="Standard">
      <style:paragraph-properties fo:line-height="150%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P25" style:family="paragraph" style:parent-style-name="Standard">
      <style:paragraph-properties fo:text-align="start" style:justify-single-word="false"/>
      <style:text-properties style:font-name="Calibri2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alibri2" fo:font-size="9pt" fo:font-weight="normal" style:font-size-asian="9pt" style:font-weight-asian="normal" style:font-size-complex="9pt" style:font-weight-complex="normal"/>
    </style:style>
    <style:style style:name="P27" style:family="paragraph" style:parent-style-name="Standard">
      <style:text-properties style:font-name="Calibri2" fo:font-size="9pt" style:font-size-asian="9pt" style:font-size-complex="9pt"/>
    </style:style>
    <style:style style:name="P28" style:family="paragraph" style:parent-style-name="Standard">
      <style:paragraph-properties fo:line-height="115%"/>
      <style:text-properties style:font-name="Calibri2" fo:font-size="9pt" style:font-size-asian="9pt" style:font-size-complex="9pt"/>
    </style:style>
    <style:style style:name="P29" style:family="paragraph" style:parent-style-name="Standard">
      <style:paragraph-properties fo:text-align="start" style:justify-single-word="false"/>
      <style:text-properties style:font-name="Calibri2" fo:font-size="7pt" fo:font-weight="bold" style:font-size-asian="7pt" style:font-weight-asian="bold" style:font-size-complex="7pt" style:font-weight-complex="bold"/>
    </style:style>
    <style:style style:name="P30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font-name="Calibri2" fo:font-size="11pt" fo:language="fr" fo:country="BE" style:text-underline-style="none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style:font-name="Calibri2" fo:font-size="10pt" fo:font-weight="bold" style:font-size-asian="10pt" style:font-weight-asian="bold" style:font-size-complex="10pt" style:font-weight-complex="bold"/>
    </style:style>
    <style:style style:name="P32" style:family="paragraph" style:parent-style-name="Standard">
      <style:paragraph-properties fo:text-align="center" style:justify-single-word="false"/>
    </style:style>
    <style:style style:name="P33" style:family="paragraph" style:parent-style-name="Standard">
      <style:text-properties fo:font-size="2pt" style:font-size-asian="1.75pt" style:font-size-complex="2pt"/>
    </style:style>
    <style:style style:name="P34" style:family="paragraph" style:parent-style-name="Standard">
      <style:paragraph-properties fo:text-align="center" style:justify-single-word="false"/>
      <style:text-properties style:use-window-font-color="true" style:font-name="Calibri2" fo:font-size="2pt" fo:font-style="normal" style:text-underline-style="solid" style:text-underline-width="auto" style:text-underline-color="font-color" fo:font-weight="bold" style:font-size-asian="1.75pt" style:font-style-asian="normal" style:font-weight-asian="bold" style:font-size-complex="2pt" style:font-style-complex="normal" style:font-weight-complex="bold"/>
    </style:style>
    <style:style style:name="P35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2pt" fo:language="fr" fo:country="BE" style:text-underline-style="none" style:font-size-asian="1.75pt" style:font-name-complex="Calibri2" style:font-size-complex="2pt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7" style:family="paragraph" style:parent-style-name="Standard">
      <style:paragraph-properties fo:text-align="center" style:justify-single-word="false">
        <style:tab-stops>
          <style:tab-stop style:position="1.711in"/>
        </style:tab-stops>
      </style:paragraph-properties>
      <style:text-properties style:use-window-font-color="tru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38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8pt" fo:language="fr" fo:country="BE" style:text-underline-style="none" style:font-size-asian="8pt" style:font-name-complex="Calibri2" style:font-size-complex="8pt"/>
    </style:style>
    <style:style style:name="P39" style:family="paragraph" style:parent-style-name="Standard">
      <style:paragraph-properties fo:text-align="center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40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font-name="Calibri2" fo:font-size="11pt" fo:language="fr" fo:country="BE" style:text-underline-style="none" style:font-size-asian="11pt" style:font-name-complex="Calibri2" style:font-size-complex="11pt"/>
    </style:style>
    <style:style style:name="P41" style:family="paragraph" style:parent-style-name="Standard">
      <style:paragraph-properties fo:text-align="justify" style:justify-single-word="false">
        <style:tab-stops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</style:tab-stops>
      </style:paragraph-properties>
      <style:text-properties style:use-window-font-color="true" style:text-outline="false" style:text-line-through-style="none" style:text-line-through-type="none" style:font-name="Calibri2" fo:font-size="2pt" fo:language="fr" fo:country="BE" fo:font-style="normal" fo:text-shadow="none" style:text-underline-style="none" fo:font-weight="normal" style:font-name-asian="Arial" style:font-size-asian="1.75pt" style:font-style-asian="normal" style:font-weight-asian="normal" style:font-name-complex="Calibri2" style:font-size-complex="2pt" style:font-style-complex="normal" style:font-weight-complex="normal" style:text-emphasize="none" style:text-overline-style="none" style:text-overline-color="font-color"/>
    </style:style>
    <style:style style:name="P42" style:family="paragraph" style:parent-style-name="Standard">
      <style:paragraph-properties fo:text-align="center" style:justify-single-word="false"/>
      <style:text-properties style:use-window-font-color="true" style:text-line-through-style="none" style:text-line-through-type="none" style:font-name="Calibri2" fo:font-size="8pt" fo:font-style="normal" style:text-underline-style="solid" style:text-underline-width="auto" style:text-underline-color="font-color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43" style:family="paragraph" style:parent-style-name="Standard">
      <style:text-properties style:text-underline-style="solid" style:text-underline-width="auto" style:text-underline-color="font-color" fo:font-weight="bold" style:font-weight-asian="bold"/>
    </style:style>
    <style:style style:name="P44" style:family="paragraph" style:parent-style-name="Standard">
      <style:paragraph-properties fo:text-align="center" style:justify-single-word="false">
        <style:tab-stops>
          <style:tab-stop style:position="1.711in"/>
        </style:tab-stops>
      </style:paragraph-properties>
      <style:text-properties fo:color="#00b050" style:font-name="Calibri2" fo:font-size="8pt" fo:font-style="normal" fo:font-weight="normal" style:font-size-asian="8pt" style:font-style-asian="normal" style:font-weight-asian="normal" style:font-name-complex="Times New Roman2" style:font-size-complex="8pt" style:font-style-complex="normal" style:font-weight-complex="normal"/>
    </style:style>
    <style:style style:name="P45" style:family="paragraph" style:parent-style-name="Standard">
      <style:paragraph-properties>
        <style:tab-stops>
          <style:tab-stop style:position="1.711in"/>
        </style:tab-stops>
      </style:paragraph-properties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7" style:family="paragraph" style:parent-style-name="UrbanBody_20_">
      <style:text-properties style:font-name="Calibri2" fo:font-size="8pt" style:font-size-asian="8pt" style:font-size-complex="8pt"/>
    </style:style>
    <style:style style:name="P48" style:family="paragraph" style:parent-style-name="UrbanBody_20_">
      <style:paragraph-properties>
        <style:tab-stops>
          <style:tab-stop style:position="5.5126in" style:leader-style="dotted" style:leader-text="."/>
        </style:tab-stops>
      </style:paragraph-properties>
      <style:text-properties style:font-name="Calibri2" fo:font-size="8pt" style:font-size-asian="8pt" style:font-size-complex="8pt"/>
    </style:style>
    <style:style style:name="P49" style:family="paragraph" style:parent-style-name="UrbanBody_20_">
      <style:paragraph-properties fo:text-align="start" style:justify-single-word="false"/>
      <style:text-properties style:font-name="Calibri2" fo:font-size="8pt" style:font-size-asian="8pt" style:font-size-complex="8pt"/>
    </style:style>
    <style:style style:name="P50" style:family="paragraph" style:parent-style-name="UrbanBody_20_">
      <style:paragraph-properties fo:text-align="start" style:justify-single-word="false"/>
      <style:text-properties style:font-name="Calibri2" fo:font-size="8pt" style:font-size-asian="8pt" style:font-name-complex="Times New Roman2" style:font-size-complex="8pt"/>
    </style:style>
    <style:style style:name="P51" style:family="paragraph" style:parent-style-name="UrbanBody_20_">
      <style:text-properties style:font-name="Calibri2" fo:font-size="8pt" fo:font-weight="bold" style:font-size-asian="8pt" style:font-weight-asian="bold" style:font-size-complex="8pt" style:font-weight-complex="bold"/>
    </style:style>
    <style:style style:name="P52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53" style:family="paragraph" style:parent-style-name="UrbanBody_20_">
      <style:paragraph-properties>
        <style:tab-stops>
          <style:tab-stop style:position="5.5126in" style:leader-style="dotted" style:leader-text="."/>
        </style:tab-stops>
      </style:paragraph-properties>
      <style:text-properties style:font-name="Calibri2" fo:font-size="8pt" fo:font-weight="bold" style:font-size-asian="8pt" style:font-weight-asian="bold" style:font-size-complex="8pt" style:font-weight-complex="bold"/>
    </style:style>
    <style:style style:name="P54" style:family="paragraph" style:parent-style-name="UrbanBody_20_">
      <style:paragraph-properties fo:text-align="start" style:justify-single-word="false"/>
      <style:text-properties style:font-name="Calibri2" fo:font-size="8pt" fo:font-weight="bold" style:font-size-asian="8pt" style:font-weight-asian="bold" style:font-name-complex="Times New Roman2" style:font-size-complex="8pt" style:font-weight-complex="bold"/>
    </style:style>
    <style:style style:name="P55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name-complex="Times New Roman2" style:font-size-complex="8pt" style:font-style-complex="normal" style:font-weight-complex="bold"/>
    </style:style>
    <style:style style:name="P56" style:family="paragraph" style:parent-style-name="UrbanBody_20_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57" style:family="paragraph" style:parent-style-name="UrbanBody_20_">
      <style:paragraph-properties fo:text-align="start" style:justify-single-word="false"/>
      <style:text-properties style:font-name="Calibri2" fo:font-size="8pt" style:text-underline-style="none" fo:font-weight="normal" style:font-size-asian="8pt" style:font-weight-asian="normal" style:font-size-complex="8pt" style:font-weight-complex="normal"/>
    </style:style>
    <style:style style:name="P58" style:family="paragraph" style:parent-style-name="UrbanBody_20_">
      <style:text-properties style:font-name="Calibri2" fo:font-size="9pt" fo:font-weight="bold" style:font-size-asian="9pt" style:font-weight-asian="bold" style:font-size-complex="9pt" style:font-weight-complex="bold"/>
    </style:style>
    <style:style style:name="P59" style:family="paragraph" style:parent-style-name="UrbanBody_20_">
      <style:paragraph-properties fo:text-align="center" style:justify-single-word="false"/>
      <style:text-properties style:font-name="Calibri2" fo:font-size="9pt" fo:font-weight="bold" style:font-size-asian="9pt" style:font-weight-asian="bold" style:font-size-complex="9pt" style:font-weight-complex="bold"/>
    </style:style>
    <style:style style:name="P60" style:family="paragraph" style:parent-style-name="UrbanBody_20_">
      <style:paragraph-properties fo:text-align="start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61" style:family="paragraph" style:parent-style-name="UrbanTitle">
      <style:paragraph-properties fo:margin-left="0in" fo:margin-right="-0.0783in" fo:text-indent="0in" style:auto-text-indent="false"/>
      <style:text-properties style:font-name="Calibri2" fo:font-size="2pt" style:text-underline-style="none" style:font-size-asian="1.75pt" style:font-size-complex="2pt"/>
    </style:style>
    <style:style style:name="P62" style:family="paragraph" style:parent-style-name="Standard">
      <style:paragraph-properties fo:margin-left="-0.0047in" fo:margin-right="0.0008in" fo:text-indent="0in" style:auto-text-indent="false"/>
      <style:text-properties style:font-name="Calibri2" fo:font-size="2pt" style:font-size-asian="1.75pt" style:font-size-complex="2pt"/>
    </style:style>
    <style:style style:name="P63" style:family="paragraph" style:parent-style-name="Standard">
      <style:paragraph-properties fo:margin-left="-0.0047in" fo:margin-right="0.0008in" fo:text-indent="0in" style:auto-text-indent="false"/>
      <style:text-properties style:font-name="Calibri2" fo:font-size="8pt" style:font-size-asian="8pt" style:font-size-complex="8pt"/>
    </style:style>
    <style:style style:name="P64" style:family="paragraph" style:parent-style-name="Table_20_Contents">
      <style:text-properties style:font-name="Calibri2" fo:font-size="8pt" style:font-size-asian="8pt" style:font-size-complex="8pt"/>
    </style:style>
    <style:style style:name="P65" style:family="paragraph" style:parent-style-name="Table_20_Contents">
      <style:paragraph-properties fo:text-align="start" style:justify-single-word="false"/>
      <style:text-properties style:font-name="Calibri2" fo:font-size="8pt" style:font-size-asian="8pt" style:font-size-complex="8pt"/>
    </style:style>
    <style:style style:name="P66" style:family="paragraph" style:parent-style-name="Table_20_Contents">
      <style:paragraph-properties fo:text-align="start" style:justify-single-word="false"/>
      <style:text-properties style:font-name="Calibri2" fo:font-size="8pt" fo:font-weight="bold" style:font-size-asian="8pt" style:font-weight-asian="bold" style:font-size-complex="8pt" style:font-weight-complex="bold"/>
    </style:style>
    <style:style style:name="P67" style:family="paragraph" style:parent-style-name="Table_20_Contents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font-name="Calibri2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70" style:family="paragraph" style:parent-style-name="UrbanBody_20_">
      <style:paragraph-properties fo:margin-left="0.0008in" fo:margin-right="-0.1319in" fo:text-indent="0in" style:auto-text-indent="false"/>
      <style:text-properties style:font-name="Calibri2" fo:font-size="8pt" style:font-size-asian="8pt" style:font-size-complex="8pt"/>
    </style:style>
    <style:style style:name="P71" style:family="paragraph" style:parent-style-name="Standard">
      <style:paragraph-properties fo:margin-left="-0.0492in" fo:margin-right="0in" fo:line-height="150%" fo:text-indent="0in" style:auto-text-indent="false">
        <style:tab-stops>
          <style:tab-stop style:position="0.0484in"/>
        </style:tab-stops>
      </style:paragraph-properties>
      <style:text-properties style:font-name="Calibri2" fo:font-size="9pt" style:font-size-asian="9pt" style:font-size-complex="9pt"/>
    </style:style>
    <style:style style:name="P72" style:family="paragraph" style:parent-style-name="Standard">
      <style:paragraph-properties fo:margin-top="0in" fo:margin-bottom="0in" loext:contextual-spacing="false" fo:text-align="justify" style:justify-single-word="false">
        <style:tab-stops>
          <style:tab-stop style:position="1.711in"/>
        </style:tab-stops>
      </style:paragraph-properties>
      <style:text-properties fo:color="#000000" style:text-outline="false" style:text-line-through-style="none" style:text-line-through-type="none" style:font-name="Calibri2" fo:font-size="2pt" fo:letter-spacing="normal" fo:font-style="normal" fo:text-shadow="none" style:text-underline-style="none" fo:font-weight="normal" style:letter-kerning="true" style:font-name-asian="Segoe UI" style:font-size-asian="1.75pt" style:font-style-asian="normal" style:font-weight-asian="normal" style:font-name-complex="Times New Roman2" style:font-size-complex="2pt" style:font-style-complex="normal" style:font-weight-complex="normal" style:text-emphasize="none" style:text-overline-style="none" style:text-overline-color="font-color"/>
    </style:style>
    <style:style style:name="P73" style:family="paragraph" style:parent-style-name="UrbanBody">
      <style:text-properties fo:color="#000000" style:font-name="Calibri2" fo:font-size="8pt" style:font-size-asian="8pt" style:font-size-complex="8pt"/>
    </style:style>
    <style:style style:name="P74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font-style="normal" fo:text-shadow="none" style:text-underline-style="none" fo:font-weight="bold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5" style:family="paragraph" style:parent-style-name="Table_20_Contents">
      <style:paragraph-properties fo:text-align="center" style:justify-single-word="false" style:text-autospace="none" style:writing-mode="lr-tb"/>
      <style:text-properties fo:color="#ff0000" style:text-outline="false" style:text-line-through-style="none" style:text-line-through-type="none" style:font-name="Calibri2" fo:font-size="8pt" fo:letter-spacing="normal" fo:font-style="normal" fo:text-shadow="none" style:text-underline-style="none" fo:font-weight="bold" style:letter-kerning="true" style:font-name-asian="Arial" style:font-size-asian="8pt" style:font-style-asian="normal" style:font-weight-asian="bold" style:font-name-complex="Arial" style:font-size-complex="8pt" style:font-style-complex="normal" style:font-weight-complex="bold" style:text-emphasize="none" style:text-overline-style="none" style:text-overline-color="font-color"/>
    </style:style>
    <style:style style:name="P76" style:family="paragraph" style:parent-style-name="Table_20_Contents">
      <style:paragraph-properties fo:text-align="center" style:justify-single-word="false" style:text-autospace="none" style:writing-mode="lr-tb"/>
      <style:text-properties style:use-window-font-color="true" style:text-outline="false" style:text-line-through-style="none" style:text-line-through-type="none" style:font-name="Calibri2" fo:font-size="8pt" fo:font-style="normal" fo:text-shadow="none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 style:text-emphasize="none" style:text-overline-style="none" style:text-overline-color="font-color"/>
    </style:style>
    <style:style style:name="P77" style:family="paragraph" style:parent-style-name="Standard">
      <style:paragraph-properties fo:margin-left="0in" fo:margin-right="0.0008in" fo:text-indent="0in" style:auto-text-indent="false"/>
      <style:text-properties style:font-name="Calibri2" fo:font-size="8pt" style:font-size-asian="8pt" style:font-size-complex="8pt"/>
    </style:style>
    <style:style style:name="P78" style:family="paragraph" style:parent-style-name="Standard">
      <style:paragraph-properties fo:margin-left="-0.0043in" fo:margin-right="0.0028in" fo:text-indent="0in" style:auto-text-indent="false"/>
      <style:text-properties style:font-name="Calibri2" fo:font-size="8pt" style:font-size-asian="8pt" style:font-size-complex="8pt"/>
    </style:style>
    <style:style style:name="P79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0" style:family="paragraph">
      <style:paragraph-properties style:line-height-at-least="0.0398in"/>
    </style:style>
    <style:style style:name="P81" style:family="paragraph">
      <style:paragraph-properties>
        <style:tab-stops>
          <style:tab-stop style:position="0.2835in"/>
          <style:tab-stop style:position="0.5669in"/>
          <style:tab-stop style:position="0.8504in"/>
          <style:tab-stop style:position="1.1339in"/>
          <style:tab-stop style:position="1.4173in"/>
          <style:tab-stop style:position="1.7008in"/>
          <style:tab-stop style:position="1.9843in"/>
          <style:tab-stop style:position="2.2677in"/>
          <style:tab-stop style:position="2.5512in"/>
          <style:tab-stop style:position="2.8346in"/>
          <style:tab-stop style:position="3.1181in"/>
          <style:tab-stop style:position="3.4016in"/>
        </style:tab-stops>
      </style:paragraph-properties>
    </style:style>
    <style:style style:name="P82" style:family="paragraph">
      <style:paragraph-properties fo:text-align="justify">
        <style:tab-stops>
          <style:tab-stop style:position="0.2835in"/>
          <style:tab-stop style:position="0.5669in"/>
          <style:tab-stop style:position="0.8504in"/>
          <style:tab-stop style:position="1.1339in"/>
          <style:tab-stop style:position="1.4173in"/>
          <style:tab-stop style:position="1.7008in"/>
          <style:tab-stop style:position="1.9843in"/>
          <style:tab-stop style:position="2.2677in"/>
          <style:tab-stop style:position="2.5512in"/>
          <style:tab-stop style:position="2.8346in"/>
          <style:tab-stop style:position="3.1181in"/>
          <style:tab-stop style:position="3.4016in"/>
        </style:tab-stops>
      </style:paragraph-properties>
    </style:style>
    <style:style style:name="P83" style:family="paragraph">
      <style:paragraph-properties fo:text-align="justify"/>
    </style:style>
    <style:style style:name="P84" style:family="paragraph">
      <style:paragraph-properties fo:text-align="start"/>
      <style:text-properties style:text-line-through-style="none" style:text-line-through-typ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3aede" style:font-weight-asian="bold" style:font-weight-complex="bold"/>
    </style:style>
    <style:style style:name="T6" style:family="text">
      <style:text-properties fo:font-weight="bold" officeooo:rsid="0016146b" style:font-weight-asian="bold" style:font-weight-complex="bold"/>
    </style:style>
    <style:style style:name="T7" style:family="text">
      <style:text-properties fo:font-weight="bold" officeooo:rsid="00168a66" style:font-weight-asian="bold" style:font-weight-complex="bold"/>
    </style:style>
    <style:style style:name="T8" style:family="text">
      <style:text-properties fo:font-weight="bold" style:font-weight-asian="bold" style:font-name-complex="Times New Roman2" style:font-weight-complex="bold"/>
    </style:style>
    <style:style style:name="T9" style:family="text">
      <style:text-properties fo:font-weight="bold" fo:background-color="transparent" loext:char-shading-value="0" style:font-weight-asian="bold"/>
    </style:style>
    <style:style style:name="T10" style:family="text">
      <style:text-properties fo:font-weight="bold" fo:background-color="transparent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style:font-weight-asian="normal" style:font-name-complex="Times New Roman2" style:font-weight-complex="normal"/>
    </style:style>
    <style:style style:name="T13" style:family="text">
      <style:text-properties fo:font-weight="normal" fo:background-color="transparent" loext:char-shading-value="0" style:font-weight-asian="normal" style:font-weight-complex="normal"/>
    </style:style>
    <style:style style:name="T14" style:family="text">
      <style:text-properties fo:font-weight="normal" style:font-name-asian="Ubuntu" style:font-weight-asian="normal" style:font-name-complex="Ubuntu" style:font-weight-complex="normal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fo:font-weight="bold" style:font-weight-asian="bold"/>
    </style:style>
    <style:style style:name="T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fo:background-color="transparent" loext:char-shading-value="0" style:font-weight-asian="bold"/>
    </style:style>
    <style:style style:name="T19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fo:background-color="transparent" loext:char-shading-value="0" style:font-weight-asian="bold" style:font-weight-complex="normal"/>
    </style:style>
    <style:style style:name="T21" style:family="text">
      <style:text-properties style:text-underline-style="solid" style:text-underline-width="auto" style:text-underline-color="font-color" fo:background-color="transparent" loext:char-shading-value="0"/>
    </style:style>
    <style:style style:name="T22" style:family="text">
      <style:text-properties style:text-underline-style="solid" style:text-underline-width="auto" style:text-underline-color="font-color" style:font-weight-complex="bold"/>
    </style:style>
    <style:style style:name="T23" style:family="text">
      <style:text-properties style:use-window-font-color="true"/>
    </style:style>
    <style:style style:name="T24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5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none" fo:font-weight="normal" style:letter-kerning="true" style:font-name-asian="DejaVu Sans1" style:font-style-asian="normal" style:font-weight-asian="normal" style:font-name-complex="DejaVu Sans1" style:font-style-complex="normal" style:font-weight-complex="normal" style:text-emphasize="none" style:text-overline-style="none" style:text-overline-color="font-color"/>
    </style:style>
    <style:style style:name="T26" style:family="text">
      <style:text-properties style:use-window-font-color="true" style:text-outline="false" style:text-line-through-style="none" style:text-line-through-type="none" fo:letter-spacing="normal" fo:font-style="normal" fo:text-shadow="none" style:text-underline-style="solid" style:text-underline-width="auto" style:text-underline-color="font-color" style:letter-kerning="true" style:font-name-asian="DejaVu Sans1" style:font-style-asian="normal" style:font-name-complex="DejaVu Sans1" style:font-style-complex="normal" style:text-emphasize="none" style:text-overline-style="none" style:text-overline-color="font-color"/>
    </style:style>
    <style:style style:name="T27" style:family="text">
      <style:text-properties style:use-window-font-color="true" fo:font-weight="bold" style:font-weight-asian="bold"/>
    </style:style>
    <style:style style:name="T28" style:family="text">
      <style:text-properties style:use-window-font-color="true" style:text-underline-style="solid" style:text-underline-width="auto" style:text-underline-color="font-color"/>
    </style:style>
    <style:style style:name="T29" style:family="text">
      <style:text-properties style:use-window-font-color="true" style:text-underline-style="solid" style:text-underline-width="auto" style:text-underline-color="font-color" fo:font-weight="bold" style:font-weight-asian="bold"/>
    </style:style>
    <style:style style:name="T30" style:family="text">
      <style:text-properties style:use-window-font-color="true" style:text-underline-style="solid" style:text-underline-width="auto" style:text-underline-color="font-color" fo:font-weight="bold" style:font-weight-asian="bold" style:font-weight-complex="bold"/>
    </style:style>
    <style:style style:name="T31" style:family="text">
      <style:text-properties style:use-window-font-color="true" fo:font-style="normal" fo:font-weight="bold" style:font-style-asian="normal" style:font-weight-asian="bold" style:font-style-complex="normal"/>
    </style:style>
    <style:style style:name="T32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style-complex="normal"/>
    </style:style>
    <style:style style:name="T33" style:family="text">
      <style:text-properties style:use-window-font-color="true" fo:font-style="normal" style:text-underline-style="solid" style:text-underline-width="auto" style:text-underline-color="font-color" fo:font-weight="bold" style:font-style-asian="normal" style:font-weight-asian="bold" style:font-name-complex="Times New Roman2" style:font-style-complex="normal" style:font-weight-complex="bold"/>
    </style:style>
    <style:style style:name="T34" style:family="text">
      <style:text-properties style:use-window-font-color="true" fo:font-style="normal" style:text-underline-style="none" fo:font-weight="normal" style:font-style-asian="normal" style:font-weight-asian="normal" style:font-name-complex="Times New Roman2" style:font-style-complex="normal" style:font-weight-complex="normal"/>
    </style:style>
    <style:style style:name="T35" style:family="text">
      <style:text-properties style:use-window-font-color="true" fo:font-size="9pt" fo:font-style="normal" style:text-underline-style="solid" style:text-underline-width="auto" style:text-underline-color="font-color" fo:font-weight="bold" style:font-size-asian="9pt" style:font-style-asian="normal" style:font-weight-asian="bold" style:font-name-complex="Times New Roman2" style:font-size-complex="9pt" style:font-style-complex="normal" style:font-weight-complex="bold"/>
    </style:style>
    <style:style style:name="T36" style:family="text">
      <style:text-properties style:use-window-font-color="true" style:text-underline-style="none"/>
    </style:style>
    <style:style style:name="T37" style:family="text">
      <style:text-properties style:use-window-font-color="true" fo:font-size="7pt" style:font-size-asian="7pt" style:font-size-complex="7pt"/>
    </style:style>
    <style:style style:name="T38" style:family="text">
      <style:text-properties style:use-window-font-color="true" style:font-name-complex="Times New Roman2" style:font-weight-complex="normal"/>
    </style:style>
    <style:style style:name="T39" style:family="text">
      <style:text-properties fo:font-style="italic" style:text-underline-style="solid" style:text-underline-width="auto" style:text-underline-color="font-color" style:font-style-asian="italic"/>
    </style:style>
    <style:style style:name="T40" style:family="text">
      <style:text-properties fo:font-style="italic" fo:font-weight="bold" fo:background-color="transparent" loext:char-shading-value="0" style:font-style-asian="italic" style:font-weight-asian="bold"/>
    </style:style>
    <style:style style:name="T41" style:family="text">
      <style:text-properties fo:font-style="italic" style:font-style-asian="italic"/>
    </style:style>
    <style:style style:name="T4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fo:font-weight="bold" style:font-style-asian="normal" style:font-weight-asian="bold" style:font-style-complex="normal" style:font-weight-complex="bold"/>
    </style:style>
    <style:style style:name="T45" style:family="text">
      <style:text-properties fo:text-transform="uppercase"/>
    </style:style>
    <style:style style:name="T46" style:family="text">
      <style:text-properties fo:text-transform="uppercase" fo:font-weight="bold" style:font-weight-asian="bold"/>
    </style:style>
    <style:style style:name="T47" style:family="text">
      <style:text-properties fo:font-variant="small-caps"/>
    </style:style>
    <style:style style:name="T48" style:family="text">
      <style:text-properties fo:color="#00b050"/>
    </style:style>
    <style:style style:name="T49" style:family="text">
      <style:text-properties fo:color="#00b050" fo:font-weight="bold" style:font-weight-asian="bold"/>
    </style:style>
    <style:style style:name="T50" style:family="text">
      <style:text-properties fo:color="#00b050" style:text-underline-style="solid" style:text-underline-width="auto" style:text-underline-color="font-color"/>
    </style:style>
    <style:style style:name="T51" style:family="text">
      <style:text-properties fo:color="#00b050" style:text-underline-style="solid" style:text-underline-width="auto" style:text-underline-color="font-color" fo:font-weight="bold" style:font-weight-asian="bold"/>
    </style:style>
    <style:style style:name="T52" style:family="text">
      <style:text-properties fo:color="#00b050" fo:font-style="normal" fo:font-weight="bold" style:font-style-asian="normal" style:font-weight-asian="bold" style:font-style-complex="normal"/>
    </style:style>
    <style:style style:name="T53" style:family="text">
      <style:text-properties fo:color="#00b050" style:text-underline-style="none"/>
    </style:style>
    <style:style style:name="T54" style:family="text">
      <style:text-properties fo:color="#00b050" style:text-underline-style="none" fo:font-weight="bold" style:font-weight-asian="bold"/>
    </style:style>
    <style:style style:name="T55" style:family="text">
      <style:text-properties fo:color="#00b050" fo:font-style="italic" style:font-style-asian="italic"/>
    </style:style>
    <style:style style:name="T56" style:family="text">
      <style:text-properties fo:color="#00b050" style:font-name-complex="Times New Roman2" style:font-weight-complex="normal"/>
    </style:style>
    <style:style style:name="T57" style:family="text">
      <style:text-properties fo:color="#0070c0"/>
    </style:style>
    <style:style style:name="T58" style:family="text">
      <style:text-properties fo:color="#0070c0" style:text-underline-style="solid" style:text-underline-width="auto" style:text-underline-color="font-color"/>
    </style:style>
    <style:style style:name="T59" style:family="text">
      <style:text-properties fo:color="#0070c0" style:text-underline-style="solid" style:text-underline-width="auto" style:text-underline-color="font-color" fo:font-weight="bold" style:font-weight-asian="bold"/>
    </style:style>
    <style:style style:name="T60" style:family="text">
      <style:text-properties fo:color="#0070c0" fo:font-weight="bold" style:font-weight-asian="bold"/>
    </style:style>
    <style:style style:name="T61" style:family="text">
      <style:text-properties fo:color="#0070c0" fo:font-style="italic" style:font-style-asian="italic"/>
    </style:style>
    <style:style style:name="T62" style:family="text">
      <style:text-properties fo:color="#0070c0" fo:font-weight="normal" style:font-weight-asian="normal" style:font-weight-complex="normal"/>
    </style:style>
    <style:style style:name="T63" style:family="text">
      <style:text-properties fo:color="#e36c0a"/>
    </style:style>
    <style:style style:name="T64" style:family="text">
      <style:text-properties fo:color="#e36c0a" fo:font-weight="bold" style:font-weight-asian="bold"/>
    </style:style>
    <style:style style:name="T65" style:family="text">
      <style:text-properties fo:color="#e36c0a" style:text-underline-style="solid" style:text-underline-width="auto" style:text-underline-color="font-color" fo:font-weight="bold" style:font-weight-asian="bold"/>
    </style:style>
    <style:style style:name="T66" style:family="text">
      <style:text-properties fo:background-color="transparent" loext:char-shading-value="0"/>
    </style:style>
    <style:style style:name="T67" style:family="text">
      <style:text-properties style:font-name="Calibri2" style:font-name-complex="Times New Roman2"/>
    </style:style>
    <style:style style:name="T68" style:family="text">
      <style:text-properties style:font-name="Calibri2" fo:font-size="8pt" style:font-size-asian="8pt" style:font-size-complex="8pt"/>
    </style:style>
    <style:style style:name="T69" style:family="text">
      <style:text-properties style:font-name="Calibri2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70" style:family="text">
      <style:text-properties style:font-name-complex="Times New Roman2"/>
    </style:style>
    <style:style style:name="T71" style:family="text">
      <style:text-properties fo:font-size="9pt" fo:font-weight="bold" style:font-size-asian="9pt" style:font-weight-asian="bold" style:font-name-complex="Times New Roman2" style:font-size-complex="9pt" style:font-weight-complex="bold"/>
    </style:style>
    <style:style style:name="T72" style:family="text">
      <style:text-properties fo:color="#000000"/>
    </style:style>
    <style:style style:name="T73" style:family="text">
      <style:text-properties fo:color="#000000" fo:font-size="8pt" fo:language="fr" fo:country="FR" style:font-size-asian="8pt" style:font-size-complex="8pt"/>
    </style:style>
    <style:style style:name="T74" style:family="text">
      <style:text-properties fo:color="#000000" fo:font-size="8pt" fo:font-weight="normal" style:font-size-asian="8pt" style:font-weight-asian="normal" style:font-name-complex="Calibri2" style:font-size-complex="8pt" style:font-weight-complex="normal"/>
    </style:style>
    <style:style style:name="T75" style:family="text">
      <style:text-properties fo:color="#000000" style:font-name-asian="Ubuntu" style:font-name-complex="Ubuntu"/>
    </style:style>
    <style:style style:name="T76" style:family="text">
      <style:text-properties fo:color="#000000" fo:font-weight="normal" style:font-name-asian="Ubuntu" style:font-weight-asian="normal" style:font-name-complex="Ubuntu" style:font-weight-complex="normal"/>
    </style:style>
    <style:style style:name="T77" style:family="text">
      <style:text-properties fo:font-size="10pt" style:font-size-asian="10pt" style:font-size-complex="10pt"/>
    </style:style>
    <style:style style:name="T78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79" style:family="text">
      <style:text-properties style:font-name-asian="Ubuntu" style:font-name-complex="Ubuntu"/>
    </style:style>
    <style:style style:name="T80" style:family="text">
      <style:text-properties fo:color="#ff3333" fo:font-weight="bold" style:font-weight-asian="bold" style:font-weight-complex="bold"/>
    </style:style>
    <style:style style:name="T81" style:family="text">
      <style:text-properties fo:language="fr" fo:country="BE" fo:font-weight="bold" style:font-weight-asian="bold" style:font-name-complex="Calibri2" style:font-weight-complex="bold"/>
    </style:style>
    <style:style style:name="T82" style:family="text">
      <style:text-properties fo:language="fr" fo:country="BE" style:text-underline-style="none" style:font-name-complex="Calibri2"/>
    </style:style>
    <style:style style:name="T83" style:family="text">
      <style:text-properties fo:language="fr" fo:country="BE" style:text-underline-style="none" fo:font-weight="bold" style:font-weight-asian="bold" style:font-name-complex="Calibri2" style:font-weight-complex="bold"/>
    </style:style>
    <style:style style:name="T84" style:family="text">
      <style:text-properties style:text-line-through-style="solid" style:text-line-through-type="single" officeooo:rsid="0014c9d4"/>
    </style:style>
    <style:style style:name="T85" style:family="text">
      <style:text-properties style:text-line-through-style="none" style:text-line-through-type="none"/>
    </style:style>
    <style:style style:name="T86" style:family="text">
      <style:text-properties style:text-line-through-style="none" style:text-line-through-type="none" style:font-weight-complex="normal"/>
    </style:style>
    <style:style style:name="T87" style:family="text">
      <style:text-properties style:text-line-through-style="none" style:text-line-through-type="none" officeooo:rsid="0015f5f5" style:font-weight-complex="normal"/>
    </style:style>
    <style:style style:name="T88" style:family="text">
      <style:text-properties style:text-line-through-style="none" style:text-line-through-type="none" style:text-underline-style="none" style:font-weight-complex="normal"/>
    </style:style>
    <style:style style:name="T89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90" style:family="text">
      <style:text-properties fo:font-size="8pt" fo:font-weight="bold" style:font-size-asian="8pt" style:font-weight-asian="bold" style:font-size-complex="8pt" style:font-weight-complex="bold"/>
    </style:style>
    <style:style style:name="T91" style:family="text">
      <style:text-properties style:text-outline="false" style:text-line-through-style="none" style:text-line-through-type="none" fo:font-style="normal" fo:text-shadow="none" fo:font-weight="normal" style:font-name-asian="Arial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92" style:family="text">
      <style:text-properties style:font-name="Arial" fo:font-size="11pt" style:text-underline-style="none" fo:font-weight="bold" style:font-size-asian="9.60000038146973pt" style:font-weight-asian="bold" style:font-size-complex="11pt" style:font-weight-complex="bold"/>
    </style:style>
    <style:style style:name="T93" style:family="text">
      <style:text-properties officeooo:rsid="0013aede"/>
    </style:style>
    <style:style style:name="T94" style:family="text">
      <style:text-properties officeooo:rsid="00185fea"/>
    </style:style>
    <style:style style:name="T95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6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7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98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language-asian="zxx" style:country-asian="none" style:font-style-asian="normal" style:font-weight-asian="normal" style:font-name-complex="Ubuntu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99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language-asian="zxx" style:country-asian="none" style:font-style-asian="normal" style:font-weight-asian="normal" style:font-name-complex="Segoe UI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0" style:family="text">
      <style:text-properties fo:color="#b847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10pt" style:font-style-asian="normal" style:font-weight-asian="normal" style:font-name-complex="Segoe UI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1" style:family="text">
      <style:text-properties fo:color="#b847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Ubuntu" style:font-size-asian="10pt" style:font-style-asian="normal" style:font-weight-asian="normal" style:font-name-complex="Ubuntu" style:font-size-complex="12pt" style:font-style-complex="normal" style:font-weight-complex="normal" style:text-emphasize="none" style:text-scale="100%" style:font-relief="none" style:text-overline-style="none" style:text-overline-color="font-color"/>
    </style:style>
    <style:style style:name="T102" style:family="text">
      <style:text-properties fo:color="#000000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3" style:family="text">
      <style:text-properties style:use-window-font-color="true" style:text-outline="false" style:text-line-through-style="none" style:text-line-through-typ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4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05" style:family="text">
      <style:text-properties style:use-window-font-color="true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06" style:family="text">
      <style:text-properties fo:color="#000000" style:text-outline="false" style:text-line-through-style="none" style:text-line-through-type="none" style:text-position="0% 100%" style:font-name="Segoe UI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size-asian="9pt" style:language-asian="zh" style:country-asian="CN" style:font-style-asian="normal" style:font-weight-asian="normal" style:font-name-complex="Segoe U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7" form:control-implementation="ooo:com.sun.star.form.component.CheckBox" xml:id="control1" form:id="control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" form:id="control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" form:id="control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" form:id="control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5" form:id="control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6" form:id="control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7" form:id="control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8" form:id="control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9" form:id="control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0" form:id="control1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1" form:id="control1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2" form:id="control12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3" form:id="control13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4" form:id="control14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5" form:id="control15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6" form:id="control16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7" form:id="control17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8" form:id="control18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19" form:id="control1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0" form:id="control20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1" form:id="control2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22" form:id="control2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3" form:id="control2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4" form:id="control2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5" form:id="control25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6" form:id="control2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7" form:id="control27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28" form:id="control2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29" form:id="control29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0" form:id="control3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1" form:id="control31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2" form:id="control32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3" form:id="control33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4" form:id="control34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5" form:id="control3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6" form:id="control3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37" form:id="control3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8" form:id="control38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39" form:id="control39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0" form:id="control40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1" form:id="control41" form:label="Case à cocher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2" form:id="control4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3" form:id="control4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44" form:id="control4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2" form:control-implementation="ooo:com.sun.star.form.component.CheckBox" xml:id="control45" form:id="control4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1" form:control-implementation="ooo:com.sun.star.form.component.CheckBox" xml:id="control46" form:id="control4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47" form:id="control4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7" form:control-implementation="ooo:com.sun.star.form.component.CheckBox" xml:id="control48" form:id="control48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" form:control-implementation="ooo:com.sun.star.form.component.CheckBox" xml:id="control49" form:id="control4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" form:control-implementation="ooo:com.sun.star.form.component.CheckBox" xml:id="control50" form:id="control5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5" form:control-implementation="ooo:com.sun.star.form.component.CheckBox" xml:id="control51" form:id="control5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52" form:id="control5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53" form:id="control5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54" form:id="control5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5" form:id="control5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56" form:id="control5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7" form:id="control5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58" form:id="control5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59" form:id="control5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60" form:id="control6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1" form:id="control6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2" form:id="control6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3" form:id="control6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2" form:control-implementation="ooo:com.sun.star.form.component.CheckBox" xml:id="control64" form:id="control6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3" form:control-implementation="ooo:com.sun.star.form.component.CheckBox" xml:id="control65" form:id="control6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6" form:id="control66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6" form:control-implementation="ooo:com.sun.star.form.component.CheckBox" xml:id="control67" form:id="control6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3" form:control-implementation="ooo:com.sun.star.form.component.CheckBox" xml:id="control68" form:id="control6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" form:control-implementation="ooo:com.sun.star.form.component.CheckBox" xml:id="control69" form:id="control69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8" form:control-implementation="ooo:com.sun.star.form.component.CheckBox" xml:id="control70" form:id="control7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9" form:control-implementation="ooo:com.sun.star.form.component.CheckBox" xml:id="control71" form:id="control7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6" form:control-implementation="ooo:com.sun.star.form.component.CheckBox" xml:id="control72" form:id="control7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7" form:control-implementation="ooo:com.sun.star.form.component.CheckBox" xml:id="control73" form:id="control7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74" form:id="control7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5" form:control-implementation="ooo:com.sun.star.form.component.CheckBox" xml:id="control75" form:id="control7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6" form:id="control7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77" form:id="control7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6" form:control-implementation="ooo:com.sun.star.form.component.CheckBox" xml:id="control78" form:id="control7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79" form:id="control7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0" form:control-implementation="ooo:com.sun.star.form.component.CheckBox" xml:id="control80" form:id="control80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24" form:control-implementation="ooo:com.sun.star.form.component.CheckBox" xml:id="control81" form:id="control8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2" form:control-implementation="ooo:com.sun.star.form.component.CheckBox" xml:id="control82" form:id="control82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41" form:control-implementation="ooo:com.sun.star.form.component.CheckBox" xml:id="control83" form:id="control8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4" form:id="control84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Case à cocher 10" form:control-implementation="ooo:com.sun.star.form.component.CheckBox" xml:id="control85" form:id="control85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" form:control-implementation="ooo:com.sun.star.form.component.CheckBox" xml:id="control86" form:id="control86" form:label="Case à cocher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7" form:id="control8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8" form:id="control88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89" form:id="control8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90" form:id="control90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0" form:control-implementation="ooo:com.sun.star.form.component.CheckBox" xml:id="control91" form:id="control91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8" form:control-implementation="ooo:com.sun.star.form.component.CheckBox" xml:id="control92" form:id="control9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93" form:id="control93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94" form:id="control94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27" form:control-implementation="ooo:com.sun.star.form.component.CheckBox" xml:id="control95" form:id="control95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6" form:id="control96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7" form:id="control97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4" form:control-implementation="ooo:com.sun.star.form.component.CheckBox" xml:id="control98" form:id="control98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99" form:id="control99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/>
      <text:p text:style-name="P46">Code du développement territorial</text:p>
      <text:p text:style-name="P32"><text:span text:style-name="T3">Formulaire d’envoi d’un dossier au fonctionnaire délégué</text:span><text:span text:style-name="T47"> </text:span>par le collège de <text:span text:style-name="T92"><text:text-input text:description="">tool.getCityName()</text:text-input></text:span></text:p>
      <text:p text:style-name="P32"><text:span text:style-name="T3"><text:s/></text:span>Réf. communale :  <text:s/><text:span text:style-name="T78"><text:text-input text:description="">licence_helper.reference</text:text-input></text:span><text:span text:style-name="T78"> /</text:span><text:span text:style-name="T77"> </text:span>Réf. DGO4 : <text:text-input text:description="">licence_helper.referenceDGATLP</text:text-input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row table:style-name="Tableau13.1">
          <table:table-cell table:style-name="Tableau13.A1" table:number-columns-spanned="3" office:value-type="string">
            <text:p text:style-name="P58"><draw:control text:anchor-type="as-char" svg:y="-0.1189in" draw:z-index="19" draw:style-name="gr1" draw:text-style-name="P84" svg:width="0.1303in" svg:height="0.126in" draw:control="control20"/>e<text:span text:style-name="T24">nvoi du </text:span><text:span text:style-name="T26">PRIMO DOSSIER</text:span><text:span text:style-name="T24"> (</text:span><text:span text:style-name="T25">sans demande, à ce stade, au fonctionnaire délégué et sans décision de collège</text:span><text:span text:style-name="T24">)</text:span></text:p>
          </table:table-cell>
          <table:covered-table-cell/>
          <table:covered-table-cell/>
        </table:table-row>
        <table:table-row>
          <table:table-cell table:style-name="Tableau13.A2" table:number-columns-spanned="2" office:value-type="string">
            <text:p text:style-name="P58"><draw:control text:anchor-type="as-char" svg:y="-0.1189in" draw:z-index="18" draw:style-name="gr1" draw:text-style-name="P84" svg:width="0.1303in" svg:height="0.126in" draw:control="control19"/>envoi avec le <text:span text:style-name="T15">RAPPORT</text:span><text:span text:style-name="T1"> du</text:span> collège</text:p>
          </table:table-cell>
          <table:covered-table-cell/>
          <table:table-cell table:style-name="Tableau13.C2" office:value-type="string">
            <text:p text:style-name="P58"><draw:control text:anchor-type="as-char" svg:y="-0.1189in" draw:z-index="20" draw:style-name="gr1" draw:text-style-name="P84" svg:width="0.1303in" svg:height="0.126in" draw:control="control21"/>Envoi avec la <text:span text:style-name="T1">DÉCISION DE PROROGATION du</text:span> collège</text:p>
          </table:table-cell>
        </table:table-row>
        <table:table-row>
          <table:table-cell table:style-name="Tableau13.A3" office:value-type="string">
            <text:p text:style-name="P25"><text:span text:style-name="T49"><office:annotation><dc:creator>Auteur inconnu</dc:creator><dc:date>2017-05-16T10:02:36</dc:date><text:p text:style-name="P79"><text:span text:style-name="T95">do text if not licence_helper.prorogation</text:span></text:p></office:annotation></text:span><text:span text:style-name="T49"><draw:control text:anchor-type="as-char" svg:y="-0.1189in" draw:z-index="40" draw:style-name="gr1" draw:text-style-name="P84" svg:width="0.1303in" svg:height="0.126in" draw:control="control41"/></text:span><text:span text:style-name="T27"> </text:span><text:span text:style-name="T29">prolongation du délai de 30 jours ?</text:span></text:p>
            <text:p text:style-name="P26"><text:span text:style-name="T52"><office:annotation><dc:creator>Auteur inconnu</dc:creator><dc:date>2017-05-16T10:02:36</dc:date><text:p text:style-name="P79"><text:span text:style-name="T95">do text if licence_helper.prorogation</text:span></text:p></office:annotation></text:span><text:span text:style-name="T52"><draw:control text:anchor-type="as-char" svg:y="-0.1189in" draw:z-index="39" draw:style-name="gr1" draw:text-style-name="P84" svg:width="0.1303in" svg:height="0.126in" draw:control="control40"/></text:span><text:span text:style-name="T31"> </text:span><text:span text:style-name="T32">PROROGATION DE DELAI : + 30 JOURS</text:span><text:span text:style-name="T4"> <text:s text:c="63"/></text:span></text:p>
          </table:table-cell>
          <table:table-cell table:style-name="Tableau13.B3" table:number-columns-spanned="2" office:value-type="string">
            <text:p text:style-name="P59">N.B. : un « primo dossier » avait déjà été envoyé : <draw:control text:anchor-type="as-char" svg:y="-0.1189in" draw:z-index="37" draw:style-name="gr1" draw:text-style-name="P84" svg:width="0.1303in" svg:height="0.126in" draw:control="control38"/><text:span text:style-name="T11">oui <text:s text:c="3"/></text:span><text:span text:style-name="T11"><draw:control text:anchor-type="as-char" svg:y="-0.1189in" draw:z-index="38" draw:style-name="gr1" draw:text-style-name="P84" svg:width="0.1303in" svg:height="0.126in" draw:control="control39"/></text:span><text:span text:style-name="T11"> non</text:span></text:p>
          </table:table-cell>
          <table:covered-table-cell/>
        </table:table-row>
      </table:table>
      <text:p text:style-name="P2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office:value-type="string">
            <text:p text:style-name="P27"><text:span text:style-name="T49"><office:annotation><dc:creator>Auteur inconnu</dc:creator><dc:date>2017-05-16T10:02:36</dc:date><text:p text:style-name="P79"><text:span text:style-name="T95">do text if not licence_helper.folderCategory.count('UFD')</text:span></text:p></office:annotation></text:span><text:span text:style-name="T49"><draw:control text:anchor-type="as-char" svg:y="-0.1189in" draw:z-index="1" draw:style-name="gr1" draw:text-style-name="P84" svg:width="0.1303in" svg:height="0.126in" draw:control="control2"/></text:span><text:span text:style-name="T49"> UFD</text:span><text:span text:style-name="T48">: permis d'urbanisme </text:span><text:span text:style-name="T50">délivré par le FD</text:span></text:p>
            <text:p text:style-name="P27"><text:span text:style-name="T51"><office:annotation><dc:creator>Auteur inconnu</dc:creator><dc:date>2017-05-16T10:02:36</dc:date><text:p text:style-name="P79"><text:span text:style-name="T95">do text if licence_helper.folderCategory.count('UFD')</text:span></text:p></office:annotation></text:span><text:span text:style-name="T51"><draw:control text:anchor-type="as-char" svg:y="-0.1189in" draw:z-index="33" draw:style-name="gr1" draw:text-style-name="P84" svg:width="0.1303in" svg:height="0.126in" draw:control="control34"/></text:span><text:span text:style-name="T54"> UFD</text:span><text:span text:style-name="T53">: permis d'urbanisme </text:span><text:span text:style-name="T50">délivré par le FD</text:span></text:p>
            <text:p text:style-name="P27"><text:span text:style-name="T49"><draw:control text:anchor-type="as-char" svg:y="-0.1189in" draw:z-index="0" draw:style-name="gr1" draw:text-style-name="P84" svg:width="0.1303in" svg:height="0.126in" draw:control="control1"/></text:span><text:span text:style-name="T49"> LFD</text:span><text:span text:style-name="T48">: permis </text:span><text:span text:style-name="T55">d'urbanisation</text:span><text:span text:style-name="T48"> </text:span><text:span text:style-name="T50">délivré par le FD</text:span></text:p>
            <text:p text:style-name="P27"><text:span text:style-name="T49"><draw:control text:anchor-type="as-char" svg:y="-0.1189in" draw:z-index="2" draw:style-name="gr1" draw:text-style-name="P84" svg:width="0.1303in" svg:height="0.126in" draw:control="control3"/></text:span><text:span text:style-name="T49"> CFD</text:span><text:span text:style-name="T48">: certificat d’urbanisme </text:span><text:span text:style-name="T50">délivré par le FD</text:span></text:p>
            <text:p text:style-name="P27"><text:bookmark text:name="Unknown4"/><text:span text:style-name="T3"><draw:control text:anchor-type="as-char" svg:y="-0.1189in" draw:z-index="3" draw:style-name="gr1" draw:text-style-name="P84" svg:width="0.1303in" svg:height="0.126in" draw:control="control4"/></text:span><text:span text:style-name="T3"> DUP</text:span>: développements urbanistiques prioritaires (pour l’élaboration de <text:span text:style-name="T3">SDC/SOL/GCU/PRU/SAR)</text:span></text:p>
            <text:p text:style-name="P27"><text:bookmark text:name="Unknown5"/><text:span text:style-name="T3"><draw:control text:anchor-type="as-char" svg:y="-0.1189in" draw:z-index="4" draw:style-name="gr1" draw:text-style-name="P84" svg:width="0.1303in" svg:height="0.126in" draw:control="control5"/></text:span><text:span text:style-name="T3"> DIV</text:span> : autre demande <text:s text:c="19"/></text:p>
            <text:p text:style-name="P27"><text:bookmark text:name="Unknown6"/><text:span text:style-name="T3"><draw:control text:anchor-type="as-char" svg:y="-0.1189in" draw:z-index="5" draw:style-name="gr1" draw:text-style-name="P84" svg:width="0.1303in" svg:height="0.126in" draw:control="control6"/></text:span><text:span text:style-name="T3"> BCX :</text:span> dossiers contentieux</text:p>
            <text:p text:style-name="P28"><text:span text:style-name="T3"><draw:control text:anchor-type="as-char" svg:y="-0.1189in" draw:z-index="6" draw:style-name="gr1" draw:text-style-name="P84" svg:width="0.1303in" svg:height="0.126in" draw:control="control7"/></text:span><text:span text:style-name="T3"> PU</text:span> : permis <text:s/><text:span text:style-name="T15">UNIQUE</text:span> (= Urba.+ Envir.)</text:p>
            <text:p text:style-name="P28"><text:span text:style-name="T64">Permis Intégré </text:span><text:span text:style-name="T65">Commercial</text:span><text:span text:style-name="T64">:</text:span></text:p>
            <text:p text:style-name="P28"><text:span text:style-name="T64"><draw:control text:anchor-type="as-char" svg:y="-0.1189in" draw:z-index="7" draw:style-name="gr1" draw:text-style-name="P84" svg:width="0.1303in" svg:height="0.126in" draw:control="control8"/></text:span><text:span text:style-name="T64"> PIC/PIUR</text:span><text:span text:style-name="T63"> : avec Urbanisme seul</text:span></text:p>
            <text:p text:style-name="P28"><text:span text:style-name="T64"><draw:control text:anchor-type="as-char" svg:y="-0.1189in" draw:z-index="8" draw:style-name="gr1" draw:text-style-name="P84" svg:width="0.1303in" svg:height="0.126in" draw:control="control9"/></text:span><text:span text:style-name="T64"> PIC/PIEN</text:span><text:span text:style-name="T63"> : avec Environnement seul </text:span></text:p>
            <text:p text:style-name="P28"><text:span text:style-name="T63"><draw:control text:anchor-type="as-char" svg:y="-0.1189in" draw:z-index="9" draw:style-name="gr1" draw:text-style-name="P84" svg:width="0.1303in" svg:height="0.126in" draw:control="control10"/></text:span><text:span text:style-name="T63"> </text:span><text:span text:style-name="T64">PIC/PIUN </text:span><text:span text:style-name="T63">: Unique (= Urba.+ Envir.)</text:span></text:p>
          </table:table-cell>
          <table:table-cell table:style-name="Tableau10.B1" office:value-type="string">
            <text:p text:style-name="P27"><text:span text:style-name="T59">Si Hors</text:span><text:span text:style-name="T3"> SDC/SOL/GCU :</text:span></text:p>
            <text:p text:style-name="P27"><office:annotation><dc:creator>Auteur inconnu</dc:creator><dc:date>2017-05-16T09:30:02</dc:date><text:p text:style-name="P79"><text:span text:style-name="T95">do text if not licence_helper.folderCategory.count('UCO:')</text:span></text:p></office:annotation><draw:control text:anchor-type="as-char" svg:y="-0.1189in" draw:z-index="10" draw:style-name="gr1" draw:text-style-name="P84" svg:width="0.1303in" svg:height="0.126in" draw:control="control11"/> 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text:span text:style-name="T57"><office:annotation><dc:creator>Auteur inconnu</dc:creator><dc:date>2017-05-16T09:30:02</dc:date><text:p text:style-name="P79"><text:span text:style-name="T95">do text if licence_helper.folderCategory.count('UCO:')</text:span></text:p></office:annotation></text:span><text:span text:style-name="T57"><draw:control text:anchor-type="as-char" svg:y="-0.1189in" draw:z-index="28" draw:style-name="gr1" draw:text-style-name="P84" svg:width="0.1303in" svg:height="0.126in" draw:control="control29"/></text:span><text:span text:style-name="T57"> </text:span><text:span text:style-name="T60">UCO</text:span><text:span text:style-name="T57">: permis d’urbanisme du Collège </text:span><text:span text:style-name="T60">avec</text:span><text:span text:style-name="T59"> AVIS</text:span><text:span text:style-name="T60"> du FD</text:span><text:span text:style-name="T57"> (sans «écart»)</text:span></text:p>
            <text:p text:style-name="P27"><office:annotation><dc:creator>Auteur inconnu</dc:creator><dc:date>2017-05-16T09:33:35</dc:date><text:p text:style-name="P79"><text:span text:style-name="T95">do text if not licence_helper.folderCategory.count('UCO/D')</text:span></text:p></office:annotation><draw:control text:anchor-type="as-char" svg:y="-0.1189in" draw:z-index="11" draw:style-name="gr1" draw:text-style-name="P84" svg:width="0.1303in" svg:height="0.126in" draw:control="control12"/> 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text:span text:style-name="T57"><office:annotation><dc:creator>Auteur inconnu</dc:creator><dc:date>2017-05-16T09:33:35</dc:date><text:p text:style-name="P79"><text:span text:style-name="T95">do text if licence_helper.folderCategory.count('UCO/D')</text:span></text:p></office:annotation></text:span><text:span text:style-name="T57"><draw:control text:anchor-type="as-char" svg:y="-0.1189in" draw:z-index="29" draw:style-name="gr1" draw:text-style-name="P84" svg:width="0.1303in" svg:height="0.126in" draw:control="control30"/></text:span><text:span text:style-name="T57"> </text:span><text:span text:style-name="T60">UCO/D</text:span><text:span text:style-name="T57">: permis avec </text:span><text:span text:style-name="T58">dérogation</text:span><text:span text:style-name="T61"> </text:span><text:span text:style-name="T57">du FD pour Plan Secteur / norme GRU</text:span></text:p>
            <text:p text:style-name="P27"><draw:control text:anchor-type="as-char" svg:y="-0.1189in" draw:z-index="12" draw:style-name="gr1" draw:text-style-name="P84" svg:width="0.1303in" svg:height="0.126in" draw:control="control13"/> <text:span text:style-name="T60">LCO</text:span><text:span text:style-name="T57">: permis </text:span><text:span text:style-name="T61">d'urbanisation</text:span><text:span text:style-name="T57"> avec avis du FD</text:span></text:p>
            <text:p text:style-name="P71"><text:span text:style-name="T62"><text:s text:c="2"/></text:span><text:span text:style-name="T18">Si Dans</text:span><text:span text:style-name="T9"> SDC/SOL/GCU/permis d’urbanisation/ </text:span><text:span text:style-name="T66">+</text:span><text:span text:style-name="T9"> « d’impact limité »:</text:span></text:p>
            <text:p text:style-name="P28"><text:span text:style-name="T9"><office:annotation><dc:creator>Auteur inconnu</dc:creator><dc:date>2017-05-16T09:51:55</dc:date><text:p text:style-name="P79"><text:span text:style-name="T95">do text if not licence_helper.folderCategory.count('UCO/A')</text:span></text:p></office:annotation></text:span><text:span text:style-name="T9"><draw:control text:anchor-type="as-char" svg:y="-0.1189in" draw:z-index="13" draw:style-name="gr1" draw:text-style-name="P84" svg:width="0.1303in" svg:height="0.126in" draw:control="control14"/></text:span><text:span text:style-name="T9"> UCO/A</text:span><text:span text:style-name="T66">: permis d’urbanisme du Collège </text:span><text:span text:style-name="T9">avec</text:span><text:span text:style-name="T18"> avis FACULTATIF</text:span><text:span text:style-name="T9"> du FD</text:span></text:p>
            <text:p text:style-name="P28"><text:span text:style-name="T9"><office:annotation><dc:creator>Auteur inconnu</dc:creator><dc:date>2017-05-16T09:51:55</dc:date><text:p text:style-name="P79"><text:span text:style-name="T95">do text if licence_helper.folderCategory.count('UCO/A')</text:span></text:p></office:annotation></text:span><text:span text:style-name="T9"><draw:control text:anchor-type="as-char" svg:y="-0.1189in" draw:z-index="30" draw:style-name="gr1" draw:text-style-name="P84" svg:width="0.1303in" svg:height="0.126in" draw:control="control31"/></text:span><text:span text:style-name="T9"> UCO/A: </text:span><text:span text:style-name="T13">permis d’urbanisme du Collège </text:span><text:span text:style-name="T10">avec</text:span><text:span text:style-name="T19"> avis FACULTATIF</text:span><text:span text:style-name="T10"> du FD</text:span></text:p>
            <text:p text:style-name="P28"><text:span text:style-name="T9"><office:annotation><dc:creator>Auteur inconnu</dc:creator><dc:date>2017-05-16T09:53:14</dc:date><text:p text:style-name="P79"><text:span text:style-name="T95">do text if not licence_helper.folderCategory.count('UCO/PD')</text:span></text:p></office:annotation></text:span><text:span text:style-name="T9"><draw:control text:anchor-type="as-char" svg:y="-0.1189in" draw:z-index="14" draw:style-name="gr1" draw:text-style-name="P84" svg:width="0.1303in" svg:height="0.126in" draw:control="control15"/></text:span><text:span text:style-name="T9"> UCO/PD</text:span><text:span text:style-name="T66"> : permis d’urbanisme </text:span><text:span text:style-name="T21">direct</text:span><text:span text:style-name="T66"> du Collège</text:span></text:p>
            <text:p text:style-name="P28"><text:span text:style-name="T9"><office:annotation><dc:creator>Auteur inconnu</dc:creator><dc:date>2017-05-16T09:53:14</dc:date><text:p text:style-name="P79"><text:span text:style-name="T95">do </text:span><text:span text:style-name="T97">text</text:span><text:span text:style-name="T95"> if licence_helper.folderCategory.count('UCO/PD')</text:span></text:p></office:annotation></text:span><text:span text:style-name="T9"><draw:control text:anchor-type="as-char" svg:y="-0.1189in" draw:z-index="31" draw:style-name="gr1" draw:text-style-name="P84" svg:width="0.1303in" svg:height="0.126in" draw:control="control32"/></text:span><text:span text:style-name="T9"> UCO/PD</text:span><text:span text:style-name="T66"> : permis d’urbanisme </text:span><text:span text:style-name="T21">direct</text:span><text:span text:style-name="T66"> du Collège</text:span></text:p>
            <text:p text:style-name="P28"><text:span text:style-name="T9"><office:annotation><dc:creator>Auteur inconnu</dc:creator><dc:date>2017-05-16T09:55:02</dc:date><text:p text:style-name="P79"><text:span text:style-name="T95">do </text:span><text:span text:style-name="T97">text</text:span><text:span text:style-name="T95"> if not licence_helper.folderCategory.count('UCO/ED')</text:span></text:p></office:annotation></text:span><text:span text:style-name="T9"><draw:control text:anchor-type="as-char" svg:y="-0.1189in" draw:z-index="15" draw:style-name="gr1" draw:text-style-name="P84" svg:width="0.1303in" svg:height="0.126in" draw:control="control16"/></text:span><text:span text:style-name="T9"> UCO/ED : permis avec </text:span><text:span text:style-name="T18">écart</text:span><text:span text:style-name="T9"> et/ou</text:span><text:span text:style-name="T18"> dérogation </text:span><text:span text:style-name="T9"><text:s/>Plan Secteur / norme GRU</text:span></text:p>
            <text:p text:style-name="P28"><text:span text:style-name="T9"><office:annotation><dc:creator>Auteur inconnu</dc:creator><dc:date>2017-05-16T09:55:02</dc:date><text:p text:style-name="P79"><text:span text:style-name="T95">do </text:span><text:span text:style-name="T97">text</text:span><text:span text:style-name="T95"> if licence_helper.folderCategory.count('UCO/ED')</text:span></text:p></office:annotation></text:span><text:span text:style-name="T9"><draw:control text:anchor-type="as-char" svg:y="-0.1189in" draw:z-index="32" draw:style-name="gr1" draw:text-style-name="P84" svg:width="0.1303in" svg:height="0.126in" draw:control="control33"/></text:span><text:span text:style-name="T9"> UCO/ED : permis avec </text:span><text:span text:style-name="T18">écart</text:span><text:span text:style-name="T9"> et/ou</text:span><text:span text:style-name="T18"> dérogation </text:span><text:span text:style-name="T9"><text:s/>Plan Secteur / norme GRU</text:span></text:p>
            <text:p text:style-name="Table_20_Contents"><text:span text:style-name="T9"><draw:control text:anchor-type="as-char" svg:y="-0.1189in" draw:z-index="16" draw:style-name="gr1" draw:text-style-name="P84" svg:width="0.1303in" svg:height="0.126in" draw:control="control17"/></text:span><text:span text:style-name="T9"> LCO/PD: permis </text:span><text:span text:style-name="T40">d'urbanisation </text:span><text:span text:style-name="T18">direct</text:span></text:p>
            <text:p text:style-name="Table_20_Contents"><text:span text:style-name="T20"><draw:control text:anchor-type="as-char" svg:y="-0.1189in" draw:z-index="17" draw:style-name="gr1" draw:text-style-name="P84" svg:width="0.1303in" svg:height="0.126in" draw:control="control18"/></text:span><text:span text:style-name="T2"> </text:span><text:span text:style-name="T18">CCO : certificat d’urbanisme par le Collège</text:span></text:p>
          </table:table-cell>
        </table:table-row>
      </table:table>
      <text:p text:style-name="P33"/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column table:style-name="Tableau11.F"/>
        <table:table-column table:style-name="Tableau11.G"/>
        <table:table-column table:style-name="Tableau11.H"/>
        <table:table-column table:style-name="Tableau11.I"/>
        <table:table-column table:style-name="Tableau11.J"/>
        <table:table-column table:style-name="Tableau11.K"/>
        <table:table-column table:style-name="Tableau11.L"/>
        <table:table-row table:style-name="Tableau11.1">
          <table:table-cell table:style-name="Tableau11.A1" office:value-type="string">
            <text:p text:style-name="P11"><text:span text:style-name="T46">Demandeur </text:span>: nom, prénom :</text:p>
            <text:p text:style-name="P11">Adresse : </text:p>
            <text:p text:style-name="P11">Téléphone : </text:p>
          </table:table-cell>
          <table:table-cell table:style-name="Tableau11.B1" table:number-columns-spanned="11" office:value-type="string">
            <text:p text:style-name="P51"><text:text-input text:description="Situation des travaux">self.getApplicantsSignaletic()</text:text-input> <text:s/></text:p>
            <text:p text:style-name="P47"><text:text-input text:description="">self.getApplicants()[0].getAddress()</text:text-input></text:p>
            <text:p text:style-name="P70"><text:text-input text:description="">self.getValueForTemplate('phone', self.getApplicants()[0]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">
          <table:table-cell table:style-name="Tableau11.A18" office:value-type="string">
            <text:p text:style-name="P6"><text:span text:style-name="T46">Bien</text:span> concerné : <text:s text:c="16"/></text:p>
            <text:p text:style-name="P6">Adresse - Référence cadastrale</text:p>
          </table:table-cell>
          <table:table-cell table:style-name="Tableau11.B18" table:number-columns-spanned="11" office:value-type="string">
            <text:p text:style-name="P51"><text:text-input text:description="Situation des travaux">self.getWorkLocationSignaletic()</text:text-input></text:p>
            <text:p text:style-name="P73"><text:text-input text:description="Parcelles">licence_view.get_parcels(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3">
          <table:table-cell table:style-name="Tableau11.A18" office:value-type="string">
            <text:p text:style-name="P7"><text:span text:style-name="T46">OBJET</text:span> de la demande : </text:p>
          </table:table-cell>
          <table:table-cell table:style-name="Tableau11.B18" table:number-columns-spanned="11" office:value-type="string">
            <text:p text:style-name="P53"><text:text-input text:description="Objet des travaux">licence_helper.licenceSubjec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4">
          <table:table-cell table:style-name="Tableau11.A18" office:value-type="string">
            <text:p text:style-name="P7"><text:span text:style-name="T45">Auteur de projet</text:span> : </text:p>
          </table:table-cell>
          <table:table-cell table:style-name="Tableau11.B18" table:number-columns-spanned="11" office:value-type="string">
            <text:p text:style-name="P48"><text:text-input text:description="Situation des travaux">self.getArchitectsSignaletic(withaddress=True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5">
          <table:table-cell table:style-name="Tableau11.A5" office:value-type="string">
            <text:p text:style-name="P6"><text:span text:style-name="T4">Date de </text:span><text:span text:style-name="T17">l’accusé</text:span><text:span text:style-name="T4"> de réception :</text:span></text:p>
            <text:p text:style-name="P31"><text:span text:style-name="T93"><text:text-input text:description="">licence_view.format_date(licence_helper.getLastAcknowledgment().getTransmitDate())</text:text-input></text:span></text:p>
            <text:p text:style-name="P3"/>
            <text:p text:style-name="P29">(Cachet DATEUR = date d'expédition de l'accusé de réception au demandeur = date de début du délai)</text:p>
          </table:table-cell>
          <table:table-cell table:style-name="Tableau11.B5" table:number-columns-spanned="3" office:value-type="string">
            <text:p text:style-name="P23">DELAI ANNONCE :</text:p>
            <text:p text:style-name="P13">DELAI DE BASE</text:p>
            <text:p text:style-name="P20"><office:annotation><dc:creator>Auteur inconnu</dc:creator><dc:date>2017-05-16T10:11:54</dc:date><text:p text:style-name="P79"><text:span text:style-name="T95">do </text:span><text:span text:style-name="T97">text</text:span><text:span text:style-name="T95"> if '30 jours' in licence_helper.annoncedDelay</text:span></text:p></office:annotation><draw:control text:anchor-type="as-char" draw:z-index="34" draw:style-name="gr2" draw:text-style-name="P84" svg:width="0.176in" svg:height="0.1571in" draw:control="control35"/> 30 jours</text:p>
            <text:p text:style-name="P20"><office:annotation><dc:creator>Auteur inconnu</dc:creator><dc:date>2017-05-16T10:11:54</dc:date><text:p text:style-name="P79"><text:span text:style-name="T95">do </text:span><text:span text:style-name="T97">text</text:span><text:span text:style-name="T95"> if '75 jours' in licence_helper.annoncedDelay</text:span></text:p></office:annotation><draw:control text:anchor-type="as-char" draw:z-index="35" draw:style-name="gr2" draw:text-style-name="P84" svg:width="0.176in" svg:height="0.1571in" draw:control="control36"/> 75 jours</text:p>
            <text:p text:style-name="P20"><text:s text:c="2"/><office:annotation><dc:creator>Auteur inconnu</dc:creator><dc:date>2017-05-16T10:11:54</dc:date><text:p text:style-name="P79"><text:span text:style-name="T95">do </text:span><text:span text:style-name="T97">text</text:span><text:span text:style-name="T95"> if '115 jours' in licence_helper.annoncedDelay</text:span></text:p></office:annotation><draw:control text:anchor-type="as-char" draw:z-index="36" draw:style-name="gr2" draw:text-style-name="P84" svg:width="0.176in" svg:height="0.1571in" draw:control="control37"/> 115 jours</text:p>
            <text:p text:style-name="P20"><office:annotation><dc:creator>Auteur inconnu</dc:creator><dc:date>2017-05-16T10:11:54</dc:date><text:p text:style-name="P79"><text:span text:style-name="T95">do </text:span><text:span text:style-name="T97">text</text:span><text:span text:style-name="T95"> if '60 jours' in licence_helper.annoncedDelay</text:span></text:p></office:annotation><draw:control text:anchor-type="as-char" draw:z-index="42" draw:style-name="gr2" draw:text-style-name="P84" svg:width="0.176in" svg:height="0.1571in" draw:control="control43"/> 30 jours</text:p>
            <text:p text:style-name="P20"><office:annotation><dc:creator>Auteur inconnu</dc:creator><dc:date>2017-05-16T10:11:54</dc:date><text:p text:style-name="P79"><text:span text:style-name="T95">do </text:span><text:span text:style-name="T97">text</text:span><text:span text:style-name="T95"> if '105 jours' in licence_helper.annoncedDelay</text:span></text:p></office:annotation><draw:control text:anchor-type="as-char" draw:z-index="43" draw:style-name="gr2" draw:text-style-name="P84" svg:width="0.176in" svg:height="0.1571in" draw:control="control44"/> 75 jours</text:p>
            <text:p text:style-name="P13"><text:s text:c="2"/><office:annotation><dc:creator>Auteur inconnu</dc:creator><dc:date>2017-05-16T10:11:54</dc:date><text:p text:style-name="P79"><text:span text:style-name="T95">do </text:span><text:span text:style-name="T97">text</text:span><text:span text:style-name="T95"> if '145 jours' in licence_helper.annoncedDelay</text:span></text:p></office:annotation><draw:control text:anchor-type="as-char" draw:z-index="41" draw:style-name="gr2" draw:text-style-name="P84" svg:width="0.176in" svg:height="0.1571in" draw:control="control42"/> 115 jours</text:p>
            <text:p text:style-name="P13"><text:span text:style-name="T50"><office:annotation><dc:creator>Auteur inconnu</dc:creator><dc:date>2017-05-16T10:02:36</dc:date><text:p text:style-name="P79"><text:span text:style-name="T95">do text if licence_helper.folderCategory.count('UFD')</text:span></text:p></office:annotation></text:span><text:span text:style-name="T50"><draw:control text:anchor-type="as-char" svg:y="-0.1189in" draw:z-index="47" draw:style-name="gr1" draw:text-style-name="P84" svg:width="0.1303in" svg:height="0.126in" draw:control="control48"/></text:span><text:span text:style-name="T53"> </text:span><text:span text:style-name="T28">PERMIS PUBLIC</text:span></text:p>
            <text:p text:style-name="P34"/>
            <text:p text:style-name="P16"><text:span text:style-name="T30">DATE DE BASE</text:span><text:span text:style-name="T23"> </text:span><text:span text:style-name="T37">suivant choix procédure</text:span></text:p>
            <text:p text:style-name="P36"><office:annotation><dc:creator>Christophe Delcourt</dc:creator><dc:date>2017-08-25T08:06:34</dc:date><text:p text:style-name="P79"><text:span text:style-name="T95">do text if not licence_helper.prorogation</text:span></text:p></office:annotation><text:span text:style-name="T85"><text:text-input text:description="">licence_view.getLimitDate(licence_view.getLastAcknowledgment().getTransmitDate())</text:text-input></text:span></text:p>
            <text:p text:style-name="P42"><office:annotation><dc:creator>Christophe Delcourt</dc:creator><dc:date>2017-08-25T08:10:40</dc:date><text:p><text:span text:style-name="T104">do text if licence_helper.prorogation</text:span></text:p></office:annotation><text:span text:style-name="T84"><text:text-input text:description="">licence_view.getLimitDate(licence_helper.getLastAcknowledgment().getTransmitDate() - 30)</text:text-input></text:span></text:p>
          </table:table-cell>
          <table:covered-table-cell/>
          <table:covered-table-cell/>
          <table:table-cell table:style-name="Tableau11.B5" table:number-columns-spanned="3" office:value-type="string">
            <text:p text:style-name="P37">PROROGATION ?</text:p>
            <text:p text:style-name="P17"><text:span text:style-name="T48"><office:annotation><dc:creator>Auteur inconnu</dc:creator><dc:date>2017-05-16T10:02:36</dc:date><text:p text:style-name="P79"><text:span text:style-name="T95">do text if not licence_helper.prorogation</text:span></text:p></office:annotation></text:span><text:span text:style-name="T48"><draw:control text:anchor-type="as-char" svg:y="-0.1189in" draw:z-index="84" draw:style-name="gr1" draw:text-style-name="P84" svg:width="0.1303in" svg:height="0.126in" draw:control="control85"/></text:span><text:span text:style-name="T23"> Pas de </text:span><text:span text:style-name="T36">prorogation </text:span></text:p>
            <text:p text:style-name="P44"><text:span text:style-name="T3"><office:annotation><dc:creator>Auteur inconnu</dc:creator><dc:date>2017-05-16T10:02:36</dc:date><text:p text:style-name="P79"><text:span text:style-name="T95">do text if licence_helper.prorogation</text:span></text:p></office:annotation></text:span><text:span text:style-name="T3"><draw:control text:anchor-type="as-char" svg:y="-0.1189in" draw:z-index="85" draw:style-name="gr1" draw:text-style-name="P84" svg:width="0.1303in" svg:height="0.126in" draw:control="control86"/></text:span><text:span text:style-name="T29">PROROGATION + 30</text:span></text:p>
            <text:p text:style-name="P23">Délai après prorogation :</text:p>
            <text:p text:style-name="P12"><office:annotation><dc:creator>Auteur inconnu</dc:creator><dc:date>2017-05-16T10:11:54</dc:date><text:p text:style-name="P79"><text:span text:style-name="T95">do </text:span><text:span text:style-name="T97">text</text:span><text:span text:style-name="T95"> if '60 jours' in licence_helper.annoncedDelay</text:span></text:p></office:annotation><text:span text:style-name="T4"><draw:control text:anchor-type="as-char" draw:z-index="86" draw:style-name="gr2" draw:text-style-name="P84" svg:width="0.176in" svg:height="0.1571in" draw:control="control87"/></text:span> <text:span text:style-name="T4">60 jours</text:span></text:p>
            <text:p text:style-name="P12"><office:annotation><dc:creator>Auteur inconnu</dc:creator><dc:date>2017-05-16T10:11:54</dc:date><text:p text:style-name="P79"><text:span text:style-name="T95">do </text:span><text:span text:style-name="T97">text</text:span><text:span text:style-name="T95"> if '105 jours' in licence_helper.annoncedDelay</text:span></text:p></office:annotation><text:span text:style-name="T4"><draw:control text:anchor-type="as-char" draw:z-index="87" draw:style-name="gr2" draw:text-style-name="P84" svg:width="0.176in" svg:height="0.1571in" draw:control="control88"/></text:span> <text:span text:style-name="T4">105 jours</text:span></text:p>
            <text:p text:style-name="P20"><text:span text:style-name="T42"><office:annotation><dc:creator>Auteur inconnu</dc:creator><dc:date>2017-05-16T10:11:54</dc:date><text:p text:style-name="P79"><text:span text:style-name="T95">do </text:span><text:span text:style-name="T97">text</text:span><text:span text:style-name="T95"> if '145 jours' in licence_helper.annoncedDelay</text:span></text:p></office:annotation></text:span><text:span text:style-name="T42"><draw:control text:anchor-type="as-char" draw:z-index="88" draw:style-name="gr2" draw:text-style-name="P84" svg:width="0.176in" svg:height="0.1571in" draw:control="control89"/></text:span><text:span text:style-name="T42"> </text:span><text:span text:style-name="T43">145 jours</text:span></text:p>
            <text:p text:style-name="P14">DATE après prorogation :</text:p>
            <text:p text:style-name="P15"><text:span text:style-name="T56"><office:annotation><dc:creator>Auteur inconnu</dc:creator><dc:date>2017-05-16T10:02:36</dc:date><text:p text:style-name="P79"><text:span text:style-name="T95">do text if not licence_helper.prorogation</text:span></text:p></office:annotation></text:span><text:span text:style-name="T38">Non prorogé</text:span></text:p>
            <text:p text:style-name="P37"><text:span text:style-name="T86"><office:annotation><dc:creator>Christophe Delcourt</dc:creator><dc:date>2017-08-25T08:11:08</dc:date><text:p><text:span text:style-name="T104">do text if licence_helper.prorogation</text:span></text:p></office:annotation></text:span><text:span text:style-name="T87"><text:text-input text:description="">licence_view.getLimitDate(licence_helper.getLastAcknowledgment().getTransmitDate())</text:text-input></text:span><text:span text:style-name="T88"> ou jour ouvrable suivant</text:span></text:p>
          </table:table-cell>
          <table:covered-table-cell/>
          <table:covered-table-cell/>
          <table:table-cell table:style-name="Tableau11.B5" table:number-columns-spanned="4" office:value-type="string">
            <text:p text:style-name="P14">SUSPENSION POUR MESURE PUBLICITE ?</text:p>
            <text:p text:style-name="P55"><office:annotation><dc:creator>Christophe Delcourt</dc:creator><dc:date>2017-07-12T07:59:45</dc:date><text:p text:style-name="P83"><text:span text:style-name="T105">do text if not (self</text:span><text:span text:style-name="T106">.getLastInquiry() and self</text:span><text:span text:style-name="T105">.getLastInquiry().getSuspension()) and not (self</text:span><text:span text:style-name="T106">.getLastAnnouncement() and self</text:span><text:span text:style-name="T105">.getLastAnnouncement().getSuspension())</text:span></text:p></office:annotation><draw:control text:anchor-type="as-char" draw:z-index="49" draw:style-name="gr2" draw:text-style-name="P84" svg:width="0.176in" svg:height="0.1571in" draw:control="control50"/>Aucune</text:p>
            <text:p text:style-name="P50"><office:annotation><dc:creator>Christophe Delcourt</dc:creator><dc:date>2017-07-12T07:59:45</dc:date><text:p text:style-name="P83"><text:span text:style-name="T106">do text if <text:s/>(self.getLastInquiry() and self.getLastInquiry().getSuspension()) or (self.getLastAnnouncement() and self.getLastAnnouncement().getSuspension())</text:span></text:p></office:annotation><draw:control text:anchor-type="as-char" draw:z-index="50" draw:style-name="gr2" draw:text-style-name="P84" svg:width="0.176in" svg:height="0.1571in" draw:control="control51"/>Aucune</text:p>
            <text:p text:style-name="P54"><office:annotation><dc:creator>Christophe Delcourt</dc:creator><dc:date>2017-07-12T07:59:45</dc:date><text:p text:style-name="P83"><text:span text:style-name="T105">do text if (self</text:span><text:span text:style-name="T106">.getLastInquiry() and self</text:span><text:span text:style-name="T105">.getLastInquiry().getSuspension() and 'summer' in self.getLastInquiry().getSuspension_period()) or (self</text:span><text:span text:style-name="T106">.getLastAnnouncement() and self</text:span><text:span text:style-name="T105">.getLastAnnouncement().getSuspension() and 'summer' in self.getLastAnnouncement().getSuspension_period())</text:span></text:p></office:annotation><draw:control text:anchor-type="as-char" draw:z-index="51" draw:style-name="gr2" draw:text-style-name="P84" svg:width="0.176in" svg:height="0.1571in" draw:control="control52"/>Du 16 juillet au 15 août (max +31 jours)</text:p>
            <text:p text:style-name="P50"><office:annotation><dc:creator>Christophe Delcourt</dc:creator><dc:date>2017-07-12T07:59:45</dc:date><text:p text:style-name="P83"><text:span text:style-name="T105">do text if not (self</text:span><text:span text:style-name="T106">.getLastInquiry() and self</text:span><text:span text:style-name="T105">.getLastInquiry().getSuspension() and 'summer' in self.getLastInquiry().getSuspension_period()) and not (self</text:span><text:span text:style-name="T106">.getLastAnnouncement() and self</text:span><text:span text:style-name="T105">.getLastAnnouncement().getSuspension() and 'summer' in self.getLastAnnouncement().getSuspension_period())</text:span></text:p></office:annotation><draw:control text:anchor-type="as-char" draw:z-index="52" draw:style-name="gr2" draw:text-style-name="P84" svg:width="0.176in" svg:height="0.1571in" draw:control="control53"/>Du 16 juillet au 15 août (max +31 jours)</text:p>
            <text:p text:style-name="P60"><text:span text:style-name="T67"><office:annotation><dc:creator>Christophe Delcourt</dc:creator><dc:date>2017-07-12T07:59:45</dc:date><text:p text:style-name="P83"><text:span text:style-name="T105">do text if (self</text:span><text:span text:style-name="T106">.getLastInquiry() and self</text:span><text:span text:style-name="T105">.getLastInquiry().getSuspension() and 'winter' in self.getLastInquiry().getSuspension_period()) or (self</text:span><text:span text:style-name="T106">.getLastAnnouncement() and self</text:span><text:span text:style-name="T105">.getLastAnnouncement().getSuspension() and 'winter' in self.getLastAnnouncement().getSuspension_period())</text:span></text:p></office:annotation></text:span><text:span text:style-name="T67"><draw:control text:anchor-type="as-char" draw:z-index="53" draw:style-name="gr2" draw:text-style-name="P84" svg:width="0.176in" svg:height="0.1571in" draw:control="control54"/></text:span><text:span text:style-name="T67">Du 24 décembre au 31 décembre (max +8 jours)</text:span></text:p>
            <text:p text:style-name="P56"><text:span text:style-name="T70"><office:annotation><dc:creator>Christophe Delcourt</dc:creator><dc:date>2017-07-12T07:59:45</dc:date><text:p text:style-name="P83"><text:span text:style-name="T105">do text if not (self</text:span><text:span text:style-name="T106">.getLastInquiry() and self</text:span><text:span text:style-name="T105">.getLastInquiry().getSuspension() and 'winter' in self.getLastInquiry().getSuspension_period()) and not (self</text:span><text:span text:style-name="T106">.getLastAnnouncement() and self</text:span><text:span text:style-name="T105">.getLastAnnouncement().getSuspension() and 'winter' in self.getLastAnnouncement().getSuspension_period())</text:span></text:p></office:annotation></text:span><text:span text:style-name="T70"><draw:control text:anchor-type="as-char" draw:z-index="48" draw:style-name="gr2" draw:text-style-name="P84" svg:width="0.176in" svg:height="0.1571in" draw:control="control49"/></text:span><text:span text:style-name="T12">Du 24 décembre au 31 décembre (max +8 jours)</text:span></text:p>
          </table:table-cell>
          <table:covered-table-cell/>
          <table:covered-table-cell/>
          <table:covered-table-cell/>
          <table:table-cell table:style-name="Tableau11.L5" office:value-type="string">
            <text:p text:style-name="P14">DELAI TOTAL :</text:p>
          </table:table-cell>
        </table:table-row>
        <table:table-row table:style-name="Tableau11.6">
          <table:table-cell table:style-name="Tableau11.A6" office:value-type="string">
            <text:p text:style-name="Table_20_Contents">Autres dossiers connus sur le bien</text:p>
          </table:table-cell>
          <table:table-cell table:style-name="Tableau11.B6" table:number-columns-spanned="11" office:value-type="string">
            <text:p text:style-name="P6">Références : <text:s text:c="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21">Zonage au plan de secteur</text:p>
          </table:table-cell>
          <table:table-cell table:style-name="Tableau11.B18" table:number-columns-spanned="11" office:value-type="string">
            <text:p text:style-name="P30"><text:span text:style-name="T74"><draw:control text:anchor-type="as-char" draw:z-index="83" draw:style-name="gr2" draw:text-style-name="P84" svg:width="0.176in" svg:height="0.1571in" draw:control="control84"/></text:span><text:span text:style-name="T74"><text:text-input text:description="Bien-Parcelles">licence_helper.folderZone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<text:span text:style-name="T11">L’objet de la demande est dans  :</text:span> </text:p>
          </table:table-cell>
          <table:table-cell table:style-name="Tableau11.B18" table:number-columns-spanned="11" office:value-type="string">
            <text:p text:style-name="P6"><office:annotation><dc:creator>Christophe Delcourt</dc:creator><dc:date>2017-08-01T10:56:37</dc:date><text:p text:style-name="P79"><text:span text:style-name="T104">do text if licence_helper.SDC</text:span></text:p></office:annotation>le SDC (approuvé provisoirement le 19 décembre 2016) en zone «<text:text-input text:description="Bien-Parcelles">licence_helper.SDC</text:text-input>»</text:p>
            <text:p text:style-name="P6"><office:annotation><dc:creator>Christophe Delcourt</dc:creator><dc:date>2017-08-01T10:54:03</dc:date><text:p text:style-name="P79"><text:span text:style-name="T104">do text if not licence_helper.SDC</text:span></text:p></office:annotation>le SDC (approuvé provisoirement le 19 décembre 2016) en zone «<text:span text:style-name="T80">PAS DE ZONE SDC ENCODEE (Urbanisme , zonage et patrimoine)</text:span>»</text:p>
            <text:p text:style-name="P6">le GRU : <text:text-input text:description="Bien-Parcelles">licence_helper.regional_guide</text:text-input></text:p>
            <text:p text:style-name="P6">le GCU : Commune non concernée par un Guide Communal d'Urbanisme</text:p>
            <text:p text:style-name="P6"><office:annotation><dc:creator>Unknown Author</dc:creator><dc:date>2017-08-09T10:08:03</dc:date><text:p text:style-name="P79"><text:span text:style-name="T103">do text if licence_helper.getIsInPCA()</text:span></text:p></office:annotation>le SOL : <text:span text:style-name="T82"><text:text-input text:description="Bien-Parcelles">licence_helper.pca</text:text-input></text:span></text:p>
            <text:p text:style-name="P6"><text:span text:style-name="T82"><office:annotation><dc:creator>Unknown Author</dc:creator><dc:date>2017-08-09T10:08:03</dc:date><text:p text:style-name="P79"><text:span text:style-name="T103">do text if not licence_helper.getIsInPCA()</text:span></text:p></office:annotation></text:span><text:span text:style-name="T82">le SOL : </text:span><text:span text:style-name="T83">NEANT</text:span></text:p>
            <text:p text:style-name="P6"><office:annotation><dc:creator>Unknown Author</dc:creator><dc:date>2017-08-09T10:12:04</dc:date><text:p text:style-name="P79"><text:span text:style-name="T102">do text if licence_helper.getIsInSubdivision()</text:span></text:p></office:annotation>le lotissement ou permis d’urbanisation : <text:span text:style-name="T82"><text:text-input text:description="Bien-Parcelles">licence_helper.get_parcellings()</text:text-input></text:span></text:p>
            <text:p text:style-name="P6"><text:span text:style-name="T82"><office:annotation><dc:creator>Unknown Author</dc:creator><dc:date>2017-08-09T10:12:04</dc:date><text:p text:style-name="P79"><text:span text:style-name="T102">do text if not licence_helper.getIsInSubdivision()</text:span></text:p></office:annotation></text:span><text:span text:style-name="T82">le lotissement ou permis d’urbanisation : </text:span><text:span text:style-name="T83">NEANT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10">Avec <text:span text:style-name="T45">?</text:span></text:p>
          </table:table-cell>
          <table:table-cell table:style-name="Tableau11.B18" table:number-columns-spanned="11" office:value-type="string">
            <table:table table:name="Tableau16" table:style-name="Tableau16">
              <table:table-column table:style-name="Tableau16.A"/>
              <table:table-row>
                <table:table-cell table:style-name="Tableau16.A1" office:value-type="string">
                  <text:p text:style-name="P63"><office:annotation><dc:creator>Auteur inconnu</dc:creator><dc:date>2017-05-16T15:03:23</dc:date><text:p text:style-name="P79"><text:span text:style-name="T95">do text if not licence_helper.derogation</text:span></text:p></office:annotation><draw:control text:anchor-type="as-char" draw:z-index="64" draw:style-name="gr2" draw:text-style-name="P84" svg:width="0.176in" svg:height="0.1571in" draw:control="control65"/><text:span text:style-name="T11">AUCUNE DEROGATION</text:span></text:p>
                  <text:p text:style-name="P77"><text:soft-page-break/><text:span text:style-name="T11"><office:annotation><dc:creator>Auteur inconnu</dc:creator><dc:date>2017-05-16T15:03:23</dc:date><text:p text:style-name="P79"><text:span text:style-name="T95">do text if <text:s/>licence_helper.derogation</text:span></text:p></office:annotation></text:span><text:span text:style-name="T11"><draw:control text:anchor-type="as-char" draw:z-index="65" draw:style-name="gr2" draw:text-style-name="P84" svg:width="0.176in" svg:height="0.1571in" draw:control="control66"/></text:span><text:span text:style-name="T4">DEROGATION(S) </text:span><text:span text:style-name="T81"><text:text-input text:description="">licence_helper.derogation</text:text-input></text:span></text:p>
                  <text:p text:style-name="P63"><office:annotation><dc:creator>Auteur inconnu</dc:creator><dc:date>2017-05-16T15:03:23</dc:date><text:p text:style-name="P79"><text:span text:style-name="T95">do text if not licence_helper.divergence</text:span></text:p></office:annotation><draw:control text:anchor-type="as-char" draw:z-index="46" draw:style-name="gr2" draw:text-style-name="P84" svg:width="0.176in" svg:height="0.1571in" draw:control="control47"/><text:bookmark text:name="__Fieldmark__7369_209460382212"/><text:bookmark text:name="Unknown1012"/><text:span text:style-name="T11">AUCUN EC</text:span><text:bookmark text:name="Unknown141112"/><text:span text:style-name="T11">ART</text:span></text:p>
                  <text:p text:style-name="P78"><text:span text:style-name="T4"><office:annotation><dc:creator>Auteur inconnu</dc:creator><dc:date>2017-05-16T15:02:40</dc:date><text:p text:style-name="P79"><text:span text:style-name="T95">do text if licence_helper.divergence</text:span></text:p></office:annotation></text:span><text:span text:style-name="T4"><draw:control text:anchor-type="as-char" draw:z-index="66" draw:style-name="gr2" draw:text-style-name="P84" svg:width="0.176in" svg:height="0.1571in" draw:control="control67"/></text:span><text:bookmark text:name="__Fieldmark__7369_2094603822111"/><text:bookmark text:name="Unknown10111"/><text:span text:style-name="T4">EC</text:span><text:bookmark text:name="Unknown1411111"/><text:span text:style-name="T4">ART(S) </text:span><text:span text:style-name="T81"><text:text-input text:description="">licence_helper.divergence</text:text-input></text:span></text:p>
                </table:table-cell>
              </table:table-row>
            </table:table>
            <text:p text:style-name="P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0">
          <table:table-cell table:style-name="Tableau11.A5" office:value-type="string">
            <text:p text:style-name="P67">Publicité :</text:p>
            <text:p text:style-name="P64"><text:span text:style-name="T11"><office:annotation><dc:creator>Auteur inconnu</dc:creator><dc:date>2017-05-16T10:11:54</dc:date><text:p text:style-name="P79"><text:span text:style-name="T95">do </text:span><text:span text:style-name="T97">text</text:span><text:span text:style-name="T95"> if not 'Ann' in licence_helper.inquiry_type</text:span></text:p></office:annotation></text:span><text:span text:style-name="T11"><draw:control text:anchor-type="as-char" draw:z-index="57" draw:style-name="gr2" draw:text-style-name="P84" svg:width="0.176in" svg:height="0.1571in" draw:control="control58"/></text:span><text:span text:style-name="T11"> ANNONCE DE PROJET</text:span></text:p>
            <text:p text:style-name="P64"><text:span text:style-name="T42"><office:annotation><dc:creator>Auteur inconnu</dc:creator><dc:date>2017-05-16T10:11:54</dc:date><text:p text:style-name="P79"><text:span text:style-name="T95">do </text:span><text:span text:style-name="T97">text</text:span><text:span text:style-name="T95"> if 'Ann' in licence_helper.inquiry_type</text:span></text:p></office:annotation></text:span><text:span text:style-name="T42"><draw:control text:anchor-type="as-char" draw:z-index="56" draw:style-name="gr2" draw:text-style-name="P84" svg:width="0.176in" svg:height="0.1571in" draw:control="control57"/></text:span><text:span text:style-name="T42"> </text:span><text:span text:style-name="T44">ANNONCE DE PROJET</text:span></text:p>
            <text:p text:style-name="P64"><text:span text:style-name="T11"><office:annotation><dc:creator>Auteur inconnu</dc:creator><dc:date>2017-05-16T10:11:54</dc:date><text:p text:style-name="P79"><text:span text:style-name="T95">do </text:span><text:span text:style-name="T97">text</text:span><text:span text:style-name="T95"> if not 'Enq' in licence_helper.inquiry_type</text:span></text:p></office:annotation></text:span><text:span text:style-name="T11"><draw:control text:anchor-type="as-char" draw:z-index="59" draw:style-name="gr2" draw:text-style-name="P84" svg:width="0.176in" svg:height="0.1571in" draw:control="control60"/></text:span><text:span text:style-name="T11"> ENQUETE PUBLIQUE</text:span></text:p>
            <text:p text:style-name="P64"><text:span text:style-name="T42"><office:annotation><dc:creator>Auteur inconnu</dc:creator><dc:date>2017-05-16T10:11:54</dc:date><text:p text:style-name="P79"><text:span text:style-name="T95">do </text:span><text:span text:style-name="T97">text</text:span><text:span text:style-name="T95"> if 'Enq' in licence_helper.inquiry_type</text:span></text:p></office:annotation></text:span><text:span text:style-name="T42"><draw:control text:anchor-type="as-char" draw:z-index="58" draw:style-name="gr2" draw:text-style-name="P84" svg:width="0.176in" svg:height="0.1571in" draw:control="control59"/></text:span><text:span text:style-name="T42"> </text:span><text:span text:style-name="T44">ENQUETE PUBLIQUE</text:span></text:p>
            <text:p text:style-name="P69"><text:span text:style-name="T11"><office:annotation><dc:creator>Auteur inconnu</dc:creator><dc:date>2017-05-16T10:11:54</dc:date><text:p text:style-name="P79"><text:span text:style-name="T95">do </text:span><text:span text:style-name="T97">text</text:span><text:span text:style-name="T95"> if 'Auc' in licence_helper.inquiry_type</text:span></text:p></office:annotation></text:span><text:span text:style-name="T11"><draw:control text:anchor-type="as-char" draw:z-index="60" draw:style-name="gr2" draw:text-style-name="P84" svg:width="0.176in" svg:height="0.1571in" draw:control="control61"/></text:span><text:span text:style-name="T11"> </text:span>AUCUNE</text:p>
          </table:table-cell>
          <table:table-cell table:style-name="Tableau11.B5" table:number-columns-spanned="4" office:value-type="string">
            <text:p text:style-name="P68">Date d'affichage :</text:p>
            <text:p text:style-name="P76"><office:annotation><dc:creator>Christophe Delcourt</dc:creator><dc:date>2017-07-07T09:29:58</dc:date><text:p><text:span text:style-name="T100">do text if ('Enq</text:span><text:span text:style-name="T101">' in licence_helper.inquiry_type and self.getLastInquiry() and self.getLastInquiry().getDisplayDate())</text:span></text:p></office:annotation><text:span text:style-name="T4"><text:text-input text:description="">licence_view.format_date(licence_view.getLastInquiry().getDisplayDate())</text:text-input></text:span></text:p>
            <text:p text:style-name="P76"><office:annotation><dc:creator>Christophe Delcourt</dc:creator><dc:date>2017-07-07T09:29:58</dc:date><text:p><text:span text:style-name="T100">do text if ('Ann</text:span><text:span text:style-name="T101">' in licence_helper.inquiry_type and self.getLastAnnouncement() and self.getLastAnnouncement().getDisplayDate())</text:span></text:p></office:annotation><text:span text:style-name="T5"><text:text-input text:description="">licence_view.format_date(licence_helper.getLastAnnouncement().getDisplayDate())</text:text-input></text:span></text:p>
            <text:p text:style-name="P74"><office:annotation><dc:creator>Christophe Delcourt</dc:creator><dc:date>2017-07-07T09:29:58</dc:date><text:p><text:span text:style-name="T100">do text if ('Enq</text:span><text:span text:style-name="T101">' in licence_helper.inquiry_type and not self.getLastInquiry()) or </text:span><text:span text:style-name="T100">('Enq</text:span><text:span text:style-name="T101">' in licence_helper.inquiry_type and <text:s/>self.getLastInquiry() and not <text:s/>self.getLastInquiry().getDisplayDate())</text:span></text:p></office:annotation>PAS DE DATE AFFICHAGE ENQUETE ENCODEE</text:p>
            <text:p text:style-name="P74"><office:annotation><dc:creator>Christophe Delcourt</dc:creator><dc:date>2017-07-07T09:29:58</dc:date><text:p><text:span text:style-name="T100">do text if ('Ann</text:span><text:span text:style-name="T101">' in licence_helper.inquiry_type and not self.getLastAnnouncement()) or </text:span><text:span text:style-name="T100">('Ann</text:span><text:span text:style-name="T101">' in licence_helper.inquiry_type and <text:s/>self.getLastAnnouncement() and not <text:s/>self.getLastAnnouncement().getDisplayDate())</text:span></text:p></office:annotation>PAS DE DATE AFFICHAGE ANNONCE DE PROJET ENCODEE</text:p>
            <text:p text:style-name="P75"><text:span text:style-name="T76"><office:annotation><dc:creator>Auteur inconnu</dc:creator><dc:date>2017-05-16T10:11:54</dc:date><text:p text:style-name="P79"><text:span text:style-name="T95">do </text:span><text:span text:style-name="T97">text</text:span><text:span text:style-name="T95"> if 'Auc' in licence_helper.inquiry_type</text:span></text:p></office:annotation></text:span><text:span text:style-name="T76"><draw:control text:anchor-type="as-char" draw:z-index="63" draw:style-name="gr2" draw:text-style-name="P84" svg:width="0.176in" svg:height="0.1571in" draw:control="control64"/></text:span><text:span text:style-name="T76"> </text:span><text:span text:style-name="T75">Néant</text:span></text:p>
          </table:table-cell>
          <table:covered-table-cell/>
          <table:covered-table-cell/>
          <table:covered-table-cell/>
          <table:table-cell table:style-name="Tableau11.B5" table:number-columns-spanned="3" office:value-type="string">
            <text:p text:style-name="P68">Date de début :</text:p>
            <text:p text:style-name="P76"><office:annotation><dc:creator>Christophe Delcourt</dc:creator><dc:date>2017-07-07T09:29:58</dc:date><text:p><text:span text:style-name="T100">do text if ('Enq</text:span><text:span text:style-name="T101">' in licence_helper.inquiry_type and self.getLastInquiry() and self.getLastInquiry().getInvestigationStart())</text:span></text:p></office:annotation><text:span text:style-name="T4"><text:text-input text:description="">licence_view.format_date(licence_view.getLastInquiry().getInvestigationStart())</text:text-input></text:span></text:p>
            <text:p text:style-name="P76"><office:annotation><dc:creator>Christophe Delcourt</dc:creator><dc:date>2017-07-07T09:29:58</dc:date><text:p><text:span text:style-name="T100">do text if ('Ann</text:span><text:span text:style-name="T101">' in licence_helper.inquiry_type and self.getLastAnnouncement() and self.getLastAnnouncement().getInvestigationStart())</text:span></text:p></office:annotation><text:span text:style-name="T7"><text:text-input text:description="">licence_view.format_date(self.getLastAnnouncement().getInvestigationStart())</text:text-input></text:span></text:p>
            <text:p text:style-name="P74"><office:annotation><dc:creator>Christophe Delcourt</dc:creator><dc:date>2017-07-07T09:29:58</dc:date><text:p><text:span text:style-name="T100">do text if ('Enq</text:span><text:span text:style-name="T101">' in licence_helper.inquiry_type and not self.getLastInquiry()) or </text:span><text:span text:style-name="T100">('Enq</text:span><text:span text:style-name="T101">' in licence_helper.inquiry_type and <text:s/>self.getLastInquiry() and not <text:s/>self.getLastInquiry().getInvestigationStart())</text:span></text:p></office:annotation>PAS DE DATE DEBUT ENQUETE ENCODEE</text:p>
            <text:p text:style-name="P74"><office:annotation><dc:creator>Christophe Delcourt</dc:creator><dc:date>2017-07-07T09:29:58</dc:date><text:p><text:span text:style-name="T100">do text if ('Ann</text:span><text:span text:style-name="T101">' in licence_helper.inquiry_type and not self.getLastAnnouncement()) or </text:span><text:span text:style-name="T100">('Ann</text:span><text:span text:style-name="T101">' in licence_helper.inquiry_type and <text:s/>self.getLastAnnouncement() and not <text:s/>self.getLastAnnouncement().getInvestigationStart())</text:span></text:p></office:annotation>PAS DE DATE DEBUT ANNONCE DE PROJET ENCODEE</text:p>
            <text:p text:style-name="P74"><text:span text:style-name="T11"><office:annotation><dc:creator>Auteur inconnu</dc:creator><dc:date>2017-05-16T10:11:54</dc:date><text:p text:style-name="P79"><text:span text:style-name="T95">do </text:span><text:span text:style-name="T97">text</text:span><text:span text:style-name="T95"> if 'Auc' in licence_helper.inquiry_type</text:span></text:p></office:annotation></text:span><text:span text:style-name="T11"><draw:control text:anchor-type="as-char" draw:z-index="61" draw:style-name="gr2" draw:text-style-name="P84" svg:width="0.176in" svg:height="0.1571in" draw:control="control62"/></text:span><text:span text:style-name="T11"> </text:span><text:span text:style-name="T72">Néant</text:span></text:p>
          </table:table-cell>
          <table:covered-table-cell/>
          <table:covered-table-cell/>
          <table:table-cell table:style-name="Tableau11.B5" table:number-columns-spanned="2" office:value-type="string">
            <text:p text:style-name="P68">Date de fin :</text:p>
            <text:p text:style-name="P76"><office:annotation><dc:creator>Christophe Delcourt</dc:creator><dc:date>2017-07-07T09:29:58</dc:date><text:p><text:span text:style-name="T100">do text if ('Enq</text:span><text:span text:style-name="T101">' in licence_helper.inquiry_type and self.getLastInquiry() and self.getLastInquiry().getInvestigationEnd())</text:span></text:p></office:annotation><text:span text:style-name="T4"><text:text-input text:description="">licence_view.format_date(licence_view.getLastInquiry().getInvestigationEnd())</text:text-input></text:span></text:p>
            <text:p text:style-name="P76"><office:annotation><dc:creator>Christophe Delcourt</dc:creator><dc:date>2017-07-07T09:29:58</dc:date><text:p><text:span text:style-name="T100">do text if ('Ann</text:span><text:span text:style-name="T101">' in licence_helper.inquiry_type and self.getLastAnnouncement() and self.getLastAnnouncement().getInvestigationEnd())</text:span></text:p></office:annotation><text:span text:style-name="T6"><text:text-input text:description="">licence_view.format_date(self.getLastAnnouncement().getInvestigationEnd())</text:text-input></text:span></text:p>
            <text:p text:style-name="P74"><office:annotation><dc:creator>Christophe Delcourt</dc:creator><dc:date>2017-07-07T09:29:58</dc:date><text:p><text:span text:style-name="T100">do text if ('Enq</text:span><text:span text:style-name="T101">' in licence_helper.inquiry_type and not self.getLastInquiry()) or </text:span><text:span text:style-name="T100">('Enq</text:span><text:span text:style-name="T101">' in licence_helper.inquiry_type and <text:s/>self.getLastInquiry() and not <text:s/>self.getLastInquiry().getInvestigationEnd())</text:span></text:p></office:annotation>PAS DE DATE FIN ENQUETE ENCODEE</text:p>
            <text:p text:style-name="P75"><text:span text:style-name="T79"><office:annotation><dc:creator>Christophe Delcourt</dc:creator><dc:date>2017-07-07T09:29:58</dc:date><text:p><text:span text:style-name="T100">do text if ('Ann</text:span><text:span text:style-name="T101">' in licence_helper.inquiry_type and not self.getLastAnnouncement()) or </text:span><text:span text:style-name="T100">('Ann</text:span><text:span text:style-name="T101">' in licence_helper.inquiry_type and <text:s/>self.getLastAnnouncement() and not <text:s/>self.getLastAnnouncement().getInvestigationEnd())</text:span></text:p></office:annotation></text:span><text:span text:style-name="T79">PAS DE DATE FIN ANNONCE DE PROJET ENCODEE</text:span></text:p>
            <text:p text:style-name="P75"><text:span text:style-name="T14"><office:annotation><dc:creator>Auteur inconnu</dc:creator><dc:date>2017-05-16T10:11:54</dc:date><text:p text:style-name="P79"><text:span text:style-name="T95">do </text:span><text:span text:style-name="T97">text</text:span><text:span text:style-name="T95"> if 'Auc' in licence_helper.inquiry_type</text:span></text:p></office:annotation></text:span><text:span text:style-name="T14"><draw:control text:anchor-type="as-char" draw:z-index="62" draw:style-name="gr2" draw:text-style-name="P84" svg:width="0.176in" svg:height="0.1571in" draw:control="control63"/></text:span><text:span text:style-name="T14"> </text:span><text:span text:style-name="T75">Néant</text:span></text:p>
          </table:table-cell>
          <table:covered-table-cell/>
          <table:table-cell table:style-name="Tableau11.L5" table:number-columns-spanned="2" office:value-type="string">
            <text:p text:style-name="P36">Réclamation(s) ? :</text:p>
            <text:p text:style-name="P39"><text:span text:style-name="T91"><office:annotation><dc:creator>Christophe Delcourt</dc:creator><dc:date>2017-07-26T11:57:36</dc:date><text:p text:style-name="P82"><text:span text:style-name="T98">do text if ('Enq' in licence_helper.inquiry_type </text:span><text:span text:style-name="T99">and self</text:span><text:span text:style-name="T98">.getLastInquiry() and not licence_helper.getLastInquiry().getClaimants()</text:span><text:span text:style-name="T99">) or </text:span><text:span text:style-name="T98">('Ann' in licence_helper.inquiry_type </text:span><text:span text:style-name="T99">and </text:span><text:span text:style-name="T98">licence_helper.getLastAnnouncement() and not licence_helper.getLastAnnouncement().getClaimants())</text:span></text:p></office:annotation></text:span><text:span text:style-name="T91">NON</text:span></text:p>
            <text:section text:style-name="Sect1" text:name="Section1">
              <text:p text:style-name="P40"><office:annotation><dc:creator>Christophe Delcourt</dc:creator><dc:date>2017-08-29T13:50:08</dc:date><text:p text:style-name="P81"><text:span text:style-name="T98">do section if 'Enq' in licence_helper.inquiry_type </text:span><text:span text:style-name="T99">and </text:span><text:span text:style-name="T98">licence_helper.getLastInquiry() and licence_helper.getLastInquiry().getClaimants()</text:span></text:p></office:annotation><text:span text:style-name="T90"><text:text-input text:description="">len(licence_helper.getLastInquiry.getClaimants())</text:text-input></text:span><text:span text:style-name="T90"> réclamation(s) au total.</text:span></text:p>
              <text:p text:style-name="P38"><text:text-input text:description="">licence_helper.getLastInquiry.getNumberOfOralComplaint()</text:text-input> orale(s), <text:text-input text:description="">licence_helper.getLastInquiry.getNumberOfWrittenComplaint()</text:text-input> écrite(s) dont <text:text-input text:description="">licence_helper.getLastInquiry.getNumberOfPetition()</text:text-input> pétition(s) pour <text:text-input text:description="">licence_helper.getLastInquiry.getNumberOfSignature()</text:text-input> signatures.</text:p>
            </text:section>
            <text:p text:style-name="P35"/>
            <text:section text:style-name="Sect1" text:name="Section5">
              <text:p text:style-name="P38"><office:annotation><dc:creator>Christophe Delcourt</dc:creator><dc:date>2017-08-29T13:53:22</dc:date><text:p text:style-name="P81"><text:span text:style-name="T98">do section if 'Ann' in licence_helper.inquiry_type </text:span><text:span text:style-name="T99">and </text:span><text:span text:style-name="T98">licence_helper.getLastAnnouncement() and licence_helper.getLastAnnouncement().getClaimants()</text:span></text:p></office:annotation><text:span text:style-name="T4"><text:text-input text:description="">len(licence_helper.getLastAnnouncement.getClaimants())</text:text-input></text:span><text:span text:style-name="T4"> réclamation(s) <text:s/>au total.</text:span> <text:s/><text:span text:style-name="T94"><text:text-input text:description="">self.getLastAnnouncement.getNumberOfOralComplaint()</text:text-input></text:span>orale(s), <text:span text:style-name="T94"><text:text-input text:description="">self.getLastAnnouncement.getNumberOfWrittenComplaint()</text:text-input></text:span> écrite(s) dont <text:span text:style-name="T94"><text:text-input text:description="">self.getLastAnnouncement.getNumberOfPetition()</text:text-input></text:span> pétition(s) pour <text:span text:style-name="T94"><text:text-input text:description="">self.getLastAnnouncement.getNumberOfSignature()</text:text-input></text:span> signatures.</text:p>
            </text:section>
            <text:p text:style-name="P41"/>
          </table:table-cell>
          <table:covered-table-cell/>
        </table:table-row>
        <table:table-row table:style-name="Tableau11.7">
          <table:table-cell table:style-name="Tableau11.A18" office:value-type="string">
            <text:p text:style-name="P6">Réunion de projet préalable ?</text:p>
          </table:table-cell>
          <table:table-cell table:style-name="Tableau11.B18" table:number-columns-spanned="11" office:value-type="string">
            <text:p text:style-name="P6"><text:bookmark-start text:name="__DdeLink__44701_1216131173"/><draw:control text:anchor-type="as-char" draw:z-index="21" draw:style-name="gr2" draw:text-style-name="P84" svg:width="0.176in" svg:height="0.1571in" draw:control="control22"/>Oui, le <text:bookmark-end text:name="__DdeLink__44701_1216131173"/>.................................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8" office:value-type="string">
            <text:p text:style-name="P43">Equipement de la voirie</text:p>
            <text:p text:style-name="Standard"><text:span text:style-name="T89">Type de voirie :</text:span> <text:span text:style-name="T22"><text:text-input text:description="">self.getValueForTemplate('roadType')</text:text-input></text:span></text:p>
            <text:p text:style-name="Standard"><text:span text:style-name="T69">Contraintes karstiques :</text:span><text:span text:style-name="T68"> </text:span><text:span text:style-name="T73"><text:text-input text:description="">self.getValueForTemplate('karstConstraints')</text:text-input></text:span></text:p>
            <text:p text:style-name="P5"/>
          </table:table-cell>
          <table:table-cell table:style-name="Tableau11.B18" table:number-columns-spanned="11" office:value-type="string">
            <text:p text:style-name="P1"/>
            <text:p text:style-name="P72"/>
            <table:table table:name="Tableau2" table:style-name="Tableau2">
              <table:table-column table:style-name="Tableau2.A"/>
              <table:table-column table:style-name="Tableau2.B"/>
              <table:table-column table:style-name="Tableau2.C"/>
              <table:table-row table:style-name="Tableau2.1">
                <table:table-cell table:style-name="Tableau2.A1" office:value-type="string">
                  <text:p text:style-name="P49"><office:annotation><dc:creator>Ngaha </dc:creator><dc:date>2015-06-16T14:05:28</dc:date><text:p text:style-name="P79"><text:span text:style-name="T95">do text if not self.getRoadCoating()</text:span></text:p></office:annotation><draw:control text:anchor-type="as-char" draw:z-index="69" draw:style-name="gr2" draw:text-style-name="P84" svg:width="0.176in" svg:height="0.1571in" draw:control="control70"/>revêtement en </text:p>
                  <text:p text:style-name="P49"><office:annotation><dc:creator>Ngaha </dc:creator><dc:date>2015-06-16T14:04:23</dc:date><text:p text:style-name="P79"><text:span text:style-name="T95">do text if self.getRoadCoating()</text:span></text:p></office:annotation><draw:control text:anchor-type="as-char" draw:z-index="70" draw:style-name="gr2" draw:text-style-name="P84" svg:width="0.176in" svg:height="0.1571in" draw:control="control71"/>revêtement en <text:text-input text:description="">self.getValueForTemplate('roadCoating')</text:text-input></text:p>
                </table:table-cell>
                <table:table-cell table:style-name="Tableau2.A1" office:value-type="string">
                  <text:p text:style-name="P49"><office:annotation><dc:creator>Ngaha </dc:creator><dc:date>2015-06-16T13:40:43</dc:date><text:p text:style-name="P79"><text:span text:style-name="T96">do text if not self.roadEquipments.__str__().count(u"'eau'")</text:span></text:p></office:annotation><draw:control text:anchor-type="as-char" draw:z-index="71" draw:style-name="gr2" draw:text-style-name="P84" svg:width="0.176in" svg:height="0.1571in" draw:control="control72"/>eau</text:p>
                  <text:p text:style-name="P49"><office:annotation><dc:creator>Ngaha </dc:creator><dc:date>2015-06-16T13:41:59</dc:date><text:p text:style-name="P79"><text:span text:style-name="T95">do text if self.roadEquipments.__str__().count(u"'eau'")</text:span></text:p></office:annotation><draw:control text:anchor-type="as-char" draw:z-index="72" draw:style-name="gr2" draw:text-style-name="P84" svg:width="0.176in" svg:height="0.1571in" draw:control="control73"/>eau</text:p>
                </table:table-cell>
                <table:table-cell table:style-name="Tableau2.A1" office:value-type="string">
                  <text:p text:style-name="P49"><office:annotation><dc:creator>Ngaha </dc:creator><dc:date>2015-06-16T14:04:05</dc:date><text:p text:style-name="P79"><text:span text:style-name="T95">do text if not self.roadEquipments.__str__().count(u"'electricite'")</text:span></text:p></office:annotation><draw:control text:anchor-type="as-char" draw:z-index="73" draw:style-name="gr2" draw:text-style-name="P84" svg:width="0.176in" svg:height="0.1571in" draw:control="control74"/>électricité</text:p>
                  <text:p text:style-name="P49"><office:annotation><dc:creator>Ngaha </dc:creator><dc:date>2015-06-16T13:42:53</dc:date><text:p text:style-name="P79"><text:span text:style-name="T95">do text if self.roadEquipments.__str__().count(u"'electricite'")</text:span></text:p></office:annotation><draw:control text:anchor-type="as-char" draw:z-index="74" draw:style-name="gr2" draw:text-style-name="P84" svg:width="0.176in" svg:height="0.1571in" draw:control="control75"/>électricité</text:p>
                </table:table-cell>
              </table:table-row>
              <table:table-row table:style-name="Tableau2.1">
                <table:table-cell table:style-name="Tableau2.A1" table:number-columns-spanned="2" office:value-type="string">
                  <text:p text:style-name="P49"><office:annotation><dc:creator>Ngaha </dc:creator><dc:date>2015-06-16T14:07:58</dc:date><text:p text:style-name="P79"><text:span text:style-name="T95">do text if not self.roadEquipments.__str__().count(u"'epuration'")</text:span></text:p></office:annotation><draw:control text:anchor-type="as-char" draw:z-index="75" draw:style-name="gr2" draw:text-style-name="P84" svg:width="0.176in" svg:height="0.1571in" draw:control="control76"/><text:span text:style-name="T4">égout</text:span> existant relié en aval <text:s/>à une <text:span text:style-name="T4">station d'épuration</text:span> publique</text:p>
                  <text:p text:style-name="P49"><office:annotation><dc:creator>Ngaha </dc:creator><dc:date>2015-06-16T14:06:11</dc:date><text:p text:style-name="P79"><text:span text:style-name="T95">do text if self.roadEquipments.__str__().count(u"'epuration'")</text:span></text:p></office:annotation><draw:control text:anchor-type="as-char" draw:z-index="76" draw:style-name="gr2" draw:text-style-name="P84" svg:width="0.176in" svg:height="0.1571in" draw:control="control77"/><text:span text:style-name="T4">égout</text:span> existant relié en aval <text:s/>à une <text:span text:style-name="T4">station d'épuration</text:span> publique</text:p>
                </table:table-cell>
                <table:covered-table-cell/>
                <table:table-cell table:style-name="Tableau2.A1" office:value-type="string">
                  <text:p text:style-name="P49"><office:annotation><dc:creator>Ngaha </dc:creator><dc:date>2015-06-16T14:14:11</dc:date><text:p text:style-name="P79"><text:span text:style-name="T95">do text if not self.roadEquipments.__str__().count(u"'pascollecteeaux'")</text:span></text:p></office:annotation><draw:control text:anchor-type="as-char" draw:z-index="77" draw:style-name="gr2" draw:text-style-name="P84" svg:width="0.176in" svg:height="0.1571in" draw:control="control78"/>pas d'égout</text:p>
                  <text:p text:style-name="P49"><office:annotation><dc:creator>Ngaha </dc:creator><dc:date>2015-06-16T14:13:36</dc:date><text:p text:style-name="P79"><text:span text:style-name="T95">do text if self.roadEquipments.__str__().count(u"'pascollecteeaux'")</text:span></text:p></office:annotation><draw:control text:anchor-type="as-char" draw:z-index="78" draw:style-name="gr2" draw:text-style-name="P84" svg:width="0.176in" svg:height="0.1571in" draw:control="control79"/>pas d'égout</text:p>
                </table:table-cell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2">
          <table:table-cell table:style-name="Tableau11.A13" office:value-type="string">
            <text:p text:style-name="P24">Situation au PASH : </text:p>
          </table:table-cell>
          <table:table-cell table:style-name="Tableau11.B13" table:number-columns-spanned="5" office:value-type="string">
            <text:p text:style-name="P49"><office:annotation><dc:creator>Ngaha </dc:creator><dc:date>2016-04-14T13:45:55</dc:date><text:p text:style-name="P79"><text:span text:style-name="T95">do text if not self.getPash().__str__().count('collective')</text:span></text:p></office:annotation><draw:control text:anchor-type="as-char" draw:z-index="68" draw:style-name="gr2" draw:text-style-name="P84" svg:width="0.176in" svg:height="0.1571in" draw:control="control69"/><text:span text:style-name="T42">Assainissement Collectif</text:span></text:p>
            <text:p text:style-name="P49"><office:annotation><dc:creator>Ngaha </dc:creator><dc:date>2016-04-14T13:45:55</dc:date><text:p text:style-name="P79"><text:span text:style-name="T95">do text if self.getPash().__str__().count('collective')</text:span></text:p></office:annotation><draw:control text:anchor-type="as-char" draw:z-index="67" draw:style-name="gr2" draw:text-style-name="P84" svg:width="0.176in" svg:height="0.1571in" draw:control="control68"/><text:span text:style-name="T44">Assainissement Collectif</text:span></text:p>
          </table:table-cell>
          <table:covered-table-cell/>
          <table:covered-table-cell/>
          <table:covered-table-cell/>
          <table:covered-table-cell/>
          <table:table-cell table:style-name="Tableau11.G13" table:number-columns-spanned="3" office:value-type="string">
            <text:p text:style-name="P49"><office:annotation><dc:creator>Ngaha </dc:creator><dc:date>2016-04-14T13:49:38</dc:date><text:p text:style-name="P79"><text:span text:style-name="T95">do text if not self.getPash().__str__().count('transitoire')</text:span></text:p></office:annotation><draw:control text:anchor-type="as-char" draw:z-index="80" draw:style-name="gr2" draw:text-style-name="P84" svg:width="0.176in" svg:height="0.1571in" draw:control="control81"/><text:span text:style-name="T42">Assainissement transitoire</text:span></text:p>
            <text:p text:style-name="P49"><text:span text:style-name="T42"><office:annotation><dc:creator>Ngaha </dc:creator><dc:date>2016-04-14T13:49:38</dc:date><text:p text:style-name="P79"><text:span text:style-name="T95">do text if self.getPash().__str__().count('transitoire')</text:span></text:p></office:annotation></text:span><text:span text:style-name="T42"><draw:control text:anchor-type="as-char" draw:z-index="79" draw:style-name="gr2" draw:text-style-name="P84" svg:width="0.176in" svg:height="0.1571in" draw:control="control80"/></text:span><text:span text:style-name="T44">Assainissement transitoire</text:span></text:p>
          </table:table-cell>
          <table:covered-table-cell/>
          <table:covered-table-cell/>
          <table:table-cell table:style-name="Tableau11.J13" table:number-columns-spanned="3" office:value-type="string">
            <text:p text:style-name="P49"><office:annotation><dc:creator>Ngaha </dc:creator><dc:date>2016-04-14T13:50:03</dc:date><text:p text:style-name="P79"><text:span text:style-name="T95">do text if not self.getPash().__str__().count('individuelle')</text:span></text:p></office:annotation><draw:control text:anchor-type="as-char" draw:z-index="82" draw:style-name="gr2" draw:text-style-name="P84" svg:width="0.176in" svg:height="0.1571in" draw:control="control83"/><text:span text:style-name="T42">Assainissement individuel</text:span></text:p>
            <text:p text:style-name="P49"><text:span text:style-name="T42"><office:annotation><dc:creator>Ngaha </dc:creator><dc:date>2016-04-14T13:50:03</dc:date><text:p text:style-name="P79"><text:span text:style-name="T95">do text if self.getPash().__str__().count('individuelle')</text:span></text:p></office:annotation></text:span><text:span text:style-name="T42"><draw:control text:anchor-type="as-char" draw:z-index="81" draw:style-name="gr2" draw:text-style-name="P84" svg:width="0.176in" svg:height="0.1571in" draw:control="control82"/></text:span><text:span text:style-name="T44">Assainissement individuel</text:span></text:p>
          </table:table-cell>
          <table:covered-table-cell/>
          <table:covered-table-cell/>
        </table:table-row>
        <table:table-row table:style-name="Tableau11.9">
          <table:table-cell table:style-name="Tableau11.A18" office:value-type="string">
            <text:p text:style-name="P7">Application du décret « voirie » ?</text:p>
          </table:table-cell>
          <table:table-cell table:style-name="Tableau11.B14" office:value-type="string">
            <text:p text:style-name="P6"><text:span text:style-name="T71"><office:annotation><dc:creator>Auteur inconnu</dc:creator><dc:date>2017-05-24T11:07:29</dc:date><text:p text:style-name="P79"><text:span text:style-name="T95">do </text:span><text:span text:style-name="T97">text</text:span><text:span text:style-name="T95"> if licence_helper.roadAdaptation</text:span></text:p></office:annotation></text:span><text:span text:style-name="T8"><draw:control text:anchor-type="as-char" draw:z-index="54" draw:style-name="gr2" draw:text-style-name="P84" svg:width="0.176in" svg:height="0.1571in" draw:control="control55"/></text:span><text:span text:style-name="T8">Oui<text:tab/></text:span></text:p>
            <text:p text:style-name="P6"><text:span text:style-name="T35"><office:annotation><dc:creator>Auteur inconnu</dc:creator><dc:date>2017-05-24T11:07:29</dc:date><text:p text:style-name="P79"><text:span text:style-name="T95">do </text:span><text:span text:style-name="T97">text</text:span><text:span text:style-name="T95"> if not licence_helper.roadAdaptation</text:span></text:p></office:annotation></text:span><text:span text:style-name="T33"><draw:control text:anchor-type="as-char" draw:z-index="55" draw:style-name="gr2" draw:text-style-name="P84" svg:width="0.176in" svg:height="0.1571in" draw:control="control56"/></text:span><text:span text:style-name="T34">Oui</text:span><text:span text:style-name="T11"> <text:s/></text:span><text:bookmark text:name="Unknown46"/><text:bookmark text:name="Unknown45"/><text:bookmark text:name="Unknown44"/><text:span text:style-name="T11"><text:s/></text:span><text:bookmark text:name="Unknown49"/></text:p>
          </table:table-cell>
          <table:table-cell table:style-name="Tableau11.C14" table:number-columns-spanned="10" office:value-type="string">
            <text:p text:style-name="P6">Affichage Délibération du Conseil Communal du …………… au ………………<text:bookmark text:name="Unknown47"/>.<text:bookmark text:name="Unknown48"/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5">
          <table:table-cell table:style-name="Tableau11.A5" table:number-rows-spanned="2" office:value-type="string">
            <text:p text:style-name="P22">Avis sollicité(s) :</text:p>
          </table:table-cell>
          <table:table-cell table:style-name="Tableau11.B5" table:number-columns-spanned="2" office:value-type="string">
            <text:p text:style-name="P19">OBLIGATOIRES :</text:p>
          </table:table-cell>
          <table:covered-table-cell/>
          <table:table-cell table:style-name="Tableau11.L5" table:number-columns-spanned="9" office:value-type="string">
            <text:p text:style-name="P57"><text:text-input text:description="Bien-Parcelles">self.getValueForTemplate('solicitOpinionsTo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9">
          <table:covered-table-cell/>
          <table:table-cell table:style-name="Tableau11.B16" table:number-columns-spanned="2" office:value-type="string">
            <text:p text:style-name="P19">FACULTATIFS :</text:p>
          </table:table-cell>
          <table:covered-table-cell/>
          <table:table-cell table:style-name="Tableau11.D16" table:number-columns-spanned="9" office:value-type="string">
            <text:p text:style-name="P57"><text:text-input text:description="Bien-Parcelles">self.getValueForTemplate('solicitOpinionsToOptional')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7">
          <table:table-cell table:style-name="Tableau11.A18" office:value-type="string">
            <text:p text:style-name="P6">Bien classé ou assimilé</text:p>
          </table:table-cell>
          <table:table-cell table:style-name="Tableau11.B18" table:number-columns-spanned="11" office:value-type="string">
            <table:table table:name="Tableau15" table:style-name="Tableau15">
              <table:table-column table:style-name="Tableau15.A"/>
              <table:table-column table:style-name="Tableau15.B"/>
              <table:table-column table:style-name="Tableau15.C"/>
              <table:table-column table:style-name="Tableau15.D"/>
              <table:table-column table:style-name="Tableau15.E"/>
              <table:table-row>
                <table:table-cell table:style-name="Tableau15.A1" office:value-type="string">
                  <text:p text:style-name="P49"><office:annotation><dc:creator>Ngaha </dc:creator><dc:date>2015-06-09T11:30:15</dc:date><text:p text:style-name="P79"><text:span text:style-name="T95">do text if not 'class' in licence_helper.protectedBuilding</text:span></text:p></office:annotation><draw:control text:anchor-type="as-char" draw:z-index="89" draw:style-name="gr2" draw:text-style-name="P84" svg:width="0.176in" svg:height="0.1571in" draw:control="control90"/>classé ou assimilé</text:p>
                  <text:p text:style-name="P52"><office:annotation><dc:creator>Ngaha </dc:creator><dc:date>2015-06-09T11:30:31</dc:date><text:p text:style-name="P79"><text:span text:style-name="T95">do text if <text:s/>'class' in licence_helper.protectedBuilding</text:span></text:p></office:annotation><draw:control text:anchor-type="as-char" draw:z-index="90" draw:style-name="gr2" draw:text-style-name="P84" svg:width="0.176in" svg:height="0.1571in" draw:control="control91"/>classé ou assimilé</text:p>
                </table:table-cell>
                <table:table-cell table:style-name="Tableau15.A1" office:value-type="string">
                  <text:p text:style-name="P65"><office:annotation><dc:creator>Ngaha </dc:creator><dc:date>2015-06-09T11:31:08</dc:date><text:p text:style-name="P79"><text:span text:style-name="T95">do text if not 'zone de protection' in licence_helper.protectedBuilding</text:span></text:p></office:annotation><draw:control text:anchor-type="as-char" draw:z-index="91" draw:style-name="gr2" draw:text-style-name="P84" svg:width="0.176in" svg:height="0.1571in" draw:control="control92"/>zone de protection</text:p>
                  <text:p text:style-name="P66"><office:annotation><dc:creator>Ngaha </dc:creator><dc:date>2015-06-09T11:32:40</dc:date><text:p text:style-name="P79"><text:span text:style-name="T95">do text if 'zone de protection' in licence_helper.protectedBuilding</text:span></text:p></office:annotation><text:span text:style-name="T11"><draw:control text:anchor-type="as-char" draw:z-index="92" draw:style-name="gr2" draw:text-style-name="P84" svg:width="0.176in" svg:height="0.1571in" draw:control="control93"/></text:span>zone de protection</text:p>
                </table:table-cell>
                <table:table-cell table:style-name="Tableau15.A1" office:value-type="string">
                  <text:p text:style-name="P65"><office:annotation><dc:creator>Ngaha </dc:creator><dc:date>2015-06-09T11:33:01</dc:date><text:p text:style-name="P79"><text:span text:style-name="T95">do text if not <text:s/>u"repris \xe0 l'inventaire" in licence_helper.protectedBuilding</text:span></text:p></office:annotation><draw:control text:anchor-type="as-char" draw:z-index="93" draw:style-name="gr2" draw:text-style-name="P84" svg:width="0.176in" svg:height="0.1571in" draw:control="control94"/>repris à l'inventaire</text:p>
                  <text:p text:style-name="P65"><office:annotation><dc:creator>Ngaha </dc:creator><dc:date>2015-06-09T11:34:20</dc:date><text:p text:style-name="P79"><text:span text:style-name="T95">do text if <text:s/>u"repris \xe0 l'inventaire" in licence_helper.protectedBuilding</text:span></text:p></office:annotation><draw:control text:anchor-type="as-char" draw:z-index="94" draw:style-name="gr2" draw:text-style-name="P84" svg:width="0.176in" svg:height="0.1571in" draw:control="control95"/><text:span text:style-name="T4">repris à l'inventaire</text:span></text:p>
                </table:table-cell>
                <table:table-cell table:style-name="Tableau15.A1" office:value-type="string">
                  <text:p text:style-name="P65"><office:annotation><dc:creator>Ngaha </dc:creator><dc:date>2015-06-09T11:34:36</dc:date><text:p text:style-name="P79"><text:span text:style-name="T95">do text if not u"\xe0 l'Atlas arch\xe9ologique" in licence_helper.protectedBuilding</text:span></text:p></office:annotation><draw:control text:anchor-type="as-char" draw:z-index="95" draw:style-name="gr2" draw:text-style-name="P84" svg:width="0.176in" svg:height="0.1571in" draw:control="control96"/>à l'atlas archéologique</text:p>
                  <text:p text:style-name="P65"><office:annotation><dc:creator>Ngaha </dc:creator><dc:date>2015-06-09T11:35:34</dc:date><text:p text:style-name="P80"><text:span text:style-name="T95">do text if u"\xe0 l'Atlas arch\xe9ologique" in licence_helper.protectedBuilding</text:span></text:p></office:annotation><draw:control text:anchor-type="as-char" draw:z-index="96" draw:style-name="gr2" draw:text-style-name="P84" svg:width="0.176in" svg:height="0.1571in" draw:control="control97"/><text:span text:style-name="T4">à l'atlas archéologique</text:span></text:p>
                </table:table-cell>
                <table:table-cell table:style-name="Tableau15.A1" office:value-type="string">
                  <text:p text:style-name="P65"><office:annotation><dc:creator>Ngaha </dc:creator><dc:date>2015-06-09T11:34:36</dc:date><text:p text:style-name="P79"><text:span text:style-name="T95">do text if not 'Centres Anciens' in licence_helper.protectedBuilding</text:span></text:p></office:annotation><draw:control text:anchor-type="as-char" draw:z-index="97" draw:style-name="gr2" draw:text-style-name="P84" svg:width="0.176in" svg:height="0.1571in" draw:control="control98"/>à l'atlas Centres Anciens</text:p>
                  <text:p text:style-name="P65"><office:annotation><dc:creator>Ngaha </dc:creator><dc:date>2015-06-09T11:35:34</dc:date><text:p text:style-name="P79"><text:span text:style-name="T97">do text if </text:span><text:span text:style-name="T95">'Centres Anciens'</text:span><text:span text:style-name="T97"> in licence_helper.protectedBuilding</text:span></text:p></office:annotation><draw:control text:anchor-type="as-char" draw:z-index="98" draw:style-name="gr2" draw:text-style-name="P84" svg:width="0.176in" svg:height="0.1571in" draw:control="control99"/><text:span text:style-name="T4">à l'atlas Centres Anciens</text:span></text:p>
                </table:table-cell>
              </table:table-row>
            </table:table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7">
          <table:table-cell table:style-name="Tableau11.A18" office:value-type="string">
            <text:p text:style-name="P6">Etude d’Incidence ?</text:p>
          </table:table-cell>
          <table:table-cell table:style-name="Tableau11.B18" table:number-columns-spanned="11" office:value-type="string">
            <text:p text:style-name="P47"><office:annotation><dc:creator>Ngaha </dc:creator><dc:date>2015-06-16T16:27:23</dc:date><text:p text:style-name="P79"><text:span text:style-name="T96">do text if not self.impactStudy</text:span></text:p></office:annotation><draw:control text:anchor-type="as-char" draw:z-index="45" draw:style-name="gr2" draw:text-style-name="P84" svg:width="0.176in" svg:height="0.1571in" draw:control="control46"/>oui (ne concerne PAS la notice dévaluation préalable des incidences, toujours nécessaire)</text:p>
            <text:p text:style-name="P47"><office:annotation><dc:creator>Ngaha </dc:creator><dc:date>2015-06-16T16:30:24</dc:date><text:p text:style-name="P79"><text:span text:style-name="T95">do text if self.impactStudy</text:span></text:p></office:annotation><draw:control text:anchor-type="as-char" draw:z-index="44" draw:style-name="gr2" draw:text-style-name="P84" svg:width="0.176in" svg:height="0.1571in" draw:control="control45"/><text:span text:style-name="T4">oui (ne concerne PAS la notice dévaluation préalable des incidences, toujours nécessaire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19">
          <table:table-cell table:style-name="Tableau11.A19" office:value-type="string">
            <text:p text:style-name="P18">Rapport du Collège,</text:p>
          </table:table-cell>
          <table:table-cell table:style-name="Tableau11.B19" table:number-columns-spanned="11" office:value-type="string">
            <text:p text:style-name="P7"><text:bookmark text:name="Unknown54"/><draw:control text:anchor-type="as-char" draw:z-index="24" draw:style-name="gr2" draw:text-style-name="P84" svg:width="0.176in" svg:height="0.1571in" draw:control="control25"/>favorable <text:s text:c="3"/><text:bookmark text:name="Unknown55"/><draw:control text:anchor-type="as-char" draw:z-index="23" draw:style-name="gr2" draw:text-style-name="P84" svg:width="0.176in" svg:height="0.1571in" draw:control="control24"/>favorable conditionnel <text:s text:c="4"/><text:bookmark text:name="Unknown56"/><draw:control text:anchor-type="as-char" draw:z-index="22" draw:style-name="gr2" draw:text-style-name="P84" svg:width="0.176in" svg:height="0.1571in" draw:control="control23"/>défavorable <text:s text:c="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0">
          <table:table-cell table:style-name="Tableau11.A20" office:value-type="string">
            <text:p text:style-name="P6"/>
          </table:table-cell>
          <table:table-cell table:style-name="Tableau11.B20" table:number-columns-spanned="11" office:value-type="string">
            <text:p text:style-name="P8"><text:bookmark text:name="Unknown57"/><draw:control text:anchor-type="as-char" draw:z-index="25" draw:style-name="gr2" draw:text-style-name="P84" svg:width="0.176in" svg:height="0.1571in" draw:control="control26"/>du <text:s/>…………………… <text:s text:c="5"/><text:bookmark text:name="Unknown58"/><draw:control text:anchor-type="as-char" draw:z-index="27" draw:style-name="gr2" draw:text-style-name="P84" svg:width="0.176in" svg:height="0.1571in" draw:control="control28"/>et joint en annex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1.21">
          <table:table-cell table:style-name="Tableau11.A21" office:value-type="string">
            <text:p text:style-name="P6"><text:span text:style-name="T3">Décision finale du Collège</text:span> </text:p>
          </table:table-cell>
          <table:table-cell table:style-name="Tableau11.B21" table:number-columns-spanned="11" office:value-type="string">
            <text:p text:style-name="P9"><draw:control text:anchor-type="as-char" draw:z-index="26" draw:style-name="gr2" draw:text-style-name="P84" svg:width="0.176in" svg:height="0.1571in" draw:control="control27"/> s’écartant de l’<text:span text:style-name="T16">avis</text:span> préalable du Fonctionnaire Délégué <text:span text:style-name="T41">(NB : interdit avec une </text:span><text:span text:style-name="T39">dérogation</text:span><text:span text:style-name="T41"> du FD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section text:style-name="Sect1" text:name="Section16">
        <text:p text:style-name="P45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Segoe UI" svg:font-family="'Segoe UI'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alibri1" svg:font-family="Calibri" style:font-adornments="Gras" style:font-family-generic="swiss" style:font-pitch="variable"/>
    <style:font-face style:name="Calibri" svg:font-family="Calibri" style:font-adornments="Norm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Segoe UI1" svg:font-family="'Segoe UI'" style:font-family-generic="swiss" style:font-pitch="variable"/>
    <style:font-face style:name="Times New Roman1" svg:font-family="'Times New Roman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imes New Roman2" svg:font-family="'Times New Roma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fr" fo:country="B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Calibri" fo:font-family="Calibri" style:font-style-name="Normal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  <style:text-properties style:font-name="Calibri" fo:font-family="Calibri" style:font-style-name="Normal" style:font-family-generic="swiss" style:font-pitch="variable" fo:font-size="9pt" style:font-size-asian="10.5pt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Calibri1" fo:font-family="Calibri" style:font-style-name="Gras" style:font-family-generic="swiss" style:font-pitch="variable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Calibri" fo:font-family="Calibri" style:font-style-name="Normal" style:font-family-generic="swiss" style:font-pitch="variable" fo:font-size="11pt" style:text-underline-style="none" fo:font-weight="normal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Calibri" fo:font-family="Calibri" style:font-style-name="Normal" style:font-family-generic="swiss" style:font-pitch="variable" fo:font-size="10.5pt"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UrbanSignature" style:family="paragraph" style:parent-style-name="Standard">
      <style:text-properties style:font-name="Calibri1" fo:font-family="Calibri" style:font-style-name="Gras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Appy_20_heading_20_content" style:display-name="Appy heading content" style:family="paragraph" style:parent-style-name="Appy_20_cell_20_content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ppy_20_cell_20_content" style:display-name="Appy cell content" style:family="paragraph" style:parent-style-name="AppyStandard" style:class="extra">
      <style:paragraph-properties fo:margin-top="0in" fo:margin-bottom="0in" loext:contextual-spacing="false" text:number-lines="false" text:line-number="0"/>
    </style:style>
    <style:style style:name="ParaKWN" style:family="paragraph" style:parent-style-name="AppyStandard" style:class="text" style:master-page-name="">
      <style:paragraph-properties style:page-number="auto" fo:keep-with-next="always"/>
    </style:style>
    <style:style style:name="AppyStandard" style:family="paragraph" style:parent-style-name="Standard" style:class="text" style:master-page-name="">
      <style:paragraph-properties fo:margin-left="0in" fo:margin-right="0in" fo:margin-top="0.0398in" fo:margin-bottom="0.0665in" loext:contextual-spacing="false" fo:text-indent="0in" style:auto-text-indent="false" style:page-number="auto"/>
    </style:style>
    <style:style style:name="UrbanHeader" style:family="paragraph" style:master-page-name="">
      <style:paragraph-properties fo:text-align="start" style:justify-single-word="false" style:page-number="auto"/>
      <style:text-properties style:font-name="Calibri1" fo:font-family="Calibri" style:font-style-name="Gras" style:font-family-generic="swiss" style:font-pitch="variable" fo:font-weight="bold" style:font-size-asian="10.5pt"/>
    </style:style>
    <style:style style:name="centered" style:family="paragraph" style:parent-style-name="UrbanHeader">
      <style:text-properties style:font-size-asian="10.5pt"/>
    </style:style>
    <style:style style:name="Urban_20_References" style:display-name="Urban References" style:family="paragraph" style:parent-style-name="Table_20_Contents">
      <style:paragraph-properties fo:text-align="start" style:justify-single-word="false"/>
      <style:text-properties style:font-name="Calibri" fo:font-family="Calibri" style:font-style-name="Normal" style:font-family-generic="swiss" style:font-pitch="variable" fo:font-size="10pt" style:font-size-asian="12pt" style:font-size-complex="12pt"/>
    </style:style>
    <style:style style:name="UrbanFooter" style:family="paragraph" style:parent-style-name="Standard">
      <style:text-properties style:font-name="Calibri" fo:font-family="Calibri" style:font-style-name="Normal" style:font-family-generic="swiss" style:font-pitch="variable" fo:font-size="12pt" fo:font-weight="normal" style:font-size-asian="12pt" style:font-weight-asian="normal" style:font-size-complex="12pt" style:font-weight-complex="normal"/>
    </style:style>
    <style:style style:name="Normal" style:family="paragraph">
      <style:paragraph-properties fo:margin-top="0in" fo:margin-bottom="0.111in" loext:contextual-spacing="false" fo:line-height="107%" fo:hyphenation-ladder-count="no-limit"/>
      <style:text-properties style:font-name="Calibri" fo:font-family="Calibri" style:font-style-name="Normal" style:font-family-generic="swiss" style:font-pitch="variable" fo:font-size="11pt" style:font-size-asian="11pt" style:language-asian="en" style:country-asian="US" style:font-size-complex="11pt" fo:hyphenate="false" fo:hyphenation-remain-char-count="2" fo:hyphenation-push-char-count="2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olice_20_par_20_défaut" style:display-name="Police par défaut" style:family="text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1965in" fo:margin-bottom="0.1681in" fo:margin-left="0.2839in" fo:margin-right="0.1965in" style:shadow="none" fo:background-color="transparent" style:writing-mode="lr-tb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8-07-19T16:31:38.204790030</dc:date>
    <meta:editing-duration>P3DT21H17M8S</meta:editing-duration>
    <meta:editing-cycles>801</meta:editing-cycles>
    <meta:generator>LibreOffice/5.1.6.2$Linux_X86_64 LibreOffice_project/10m0$Build-2</meta:generator>
    <meta:document-statistic meta:table-count="6" meta:image-count="0" meta:object-count="0" meta:page-count="2" meta:paragraph-count="180" meta:word-count="935" meta:character-count="7218" meta:non-whitespace-character-count="6345"/>
  </office:meta>
</office:document-meta>
</file>